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1" svg:font-family="Helvetica"/>
    <style:font-face style:name="Helvetica" svg:font-family="Helvetica, Arial, sans-serif"/>
    <style:font-face style:name="Lucida Sans2" svg:font-family="'Lucida Sans'"/>
    <style:font-face style:name="SimSun1" svg:font-family="SimSu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2pt" fo:font-weight="bold" officeooo:rsid="0021c1d7" officeooo:paragraph-rsid="0021c1d7" style:font-size-asian="12pt" style:font-weight-asian="bold" style:font-size-complex="12pt" style:font-weight-complex="bold"/>
    </style:style>
    <style:style style:name="P2" style:family="paragraph" style:parent-style-name="Text_20_body">
      <style:text-properties style:font-name="Arial" fo:font-size="12pt" fo:font-weight="bold" officeooo:rsid="0026110e" officeooo:paragraph-rsid="0026110e" style:font-size-asian="12pt" style:font-weight-asian="bold" style:font-size-complex="12pt" style:font-weight-complex="bold"/>
    </style:style>
    <style:style style:name="P3" style:family="paragraph" style:parent-style-name="Text_20_body">
      <style:text-properties style:font-name="Arial" fo:font-size="12pt" fo:font-weight="bold" officeooo:rsid="0024eedf" officeooo:paragraph-rsid="0026110e" style:font-size-asian="12pt" style:font-weight-asian="bold" style:font-size-complex="12pt" style:font-weight-complex="bold"/>
    </style:style>
    <style:style style:name="P4" style:family="paragraph" style:parent-style-name="Text_20_body">
      <style:text-properties style:font-name="Arial" fo:font-size="12pt" fo:font-weight="bold" officeooo:rsid="0024eedf" officeooo:paragraph-rsid="0024eedf" style:font-size-asian="12pt" style:font-weight-asian="bold" style:font-size-complex="12pt" style:font-weight-complex="bold"/>
    </style:style>
    <style:style style:name="P5" style:family="paragraph" style:parent-style-name="Text_20_body">
      <style:text-properties style:font-name="Arial" fo:font-size="12pt" fo:font-weight="bold" officeooo:rsid="0024eedf" officeooo:paragraph-rsid="002fd13c" style:font-size-asian="12pt" style:font-weight-asian="bold" style:font-size-complex="12pt" style:font-weight-complex="bold"/>
    </style:style>
    <style:style style:name="P6" style:family="paragraph" style:parent-style-name="Text_20_body">
      <style:text-properties style:font-name="Arial" fo:font-size="12pt" fo:font-weight="bold" officeooo:rsid="002002fb" officeooo:paragraph-rsid="0021c1d7" style:font-size-asian="12pt" style:font-weight-asian="bold" style:font-size-complex="12pt" style:font-weight-complex="bold"/>
    </style:style>
    <style:style style:name="P7" style:family="paragraph" style:parent-style-name="Text_20_body">
      <style:text-properties style:font-name="Arial" fo:font-size="12pt" fo:font-weight="bold" officeooo:rsid="0028b157" officeooo:paragraph-rsid="0028b157" style:font-size-asian="12pt" style:font-weight-asian="bold" style:font-size-complex="12pt" style:font-weight-complex="bold"/>
    </style:style>
    <style:style style:name="P8" style:family="paragraph" style:parent-style-name="Text_20_body">
      <style:text-properties style:font-name="Arial" fo:font-size="12pt" fo:font-weight="bold" officeooo:rsid="0028b157" officeooo:paragraph-rsid="0024eedf" style:font-size-asian="12pt" style:font-weight-asian="bold" style:font-size-complex="12pt" style:font-weight-complex="bold"/>
    </style:style>
    <style:style style:name="P9" style:family="paragraph" style:parent-style-name="Text_20_body">
      <style:text-properties style:font-name="Arial" fo:font-size="12pt" fo:font-weight="normal" officeooo:rsid="0024eedf" officeooo:paragraph-rsid="0024eedf" style:font-size-asian="12pt" style:font-weight-asian="normal" style:font-size-complex="12pt" style:font-weight-complex="normal"/>
    </style:style>
    <style:style style:name="P10" style:family="paragraph" style:parent-style-name="Text_20_body">
      <style:text-properties style:font-name="Arial" fo:font-size="12pt" fo:font-weight="normal" officeooo:rsid="002a0c09" officeooo:paragraph-rsid="002eb4bd" style:font-size-asian="12pt" style:font-weight-asian="normal" style:font-size-complex="12pt" style:font-weight-complex="normal"/>
    </style:style>
    <style:style style:name="P11" style:family="paragraph" style:parent-style-name="Text_20_body">
      <style:text-properties style:font-name="Arial" fo:font-size="12pt" fo:font-weight="normal" officeooo:rsid="0028b157" officeooo:paragraph-rsid="0028b157" style:font-size-asian="12pt" style:font-weight-asian="normal" style:font-size-complex="12pt" style:font-weight-complex="normal"/>
    </style:style>
    <style:style style:name="P12" style:family="paragraph" style:parent-style-name="Text_20_body">
      <loext:graphic-properties draw:fill="none"/>
      <style:paragraph-properties fo:margin-left="0cm" fo:margin-right="0cm" fo:margin-top="0cm" fo:margin-bottom="0cm" style:contextual-spacing="false" fo:line-height="120%" fo:orphans="2" fo:widows="2" fo:text-indent="0cm" style:auto-text-indent="false" fo:background-color="transparent" fo:padding="0cm" fo:border="none"/>
      <style:text-properties fo:font-variant="normal" fo:text-transform="none" fo:color="#222222" loext:opacity="100%" style:font-name="Helvetica" fo:font-size="11.25pt" fo:letter-spacing="normal" fo:font-style="normal" fo:font-weight="normal" officeooo:rsid="0032f47e" officeooo:paragraph-rsid="0032f47e" style:font-size-asian="12pt" style:font-weight-asian="normal" style:font-size-complex="12pt" style:font-weight-complex="normal"/>
    </style:style>
    <style:style style:name="P13" style:family="paragraph" style:parent-style-name="Text_20_body">
      <loext:graphic-properties draw:fill="none"/>
      <style:paragraph-properties fo:margin-left="0cm" fo:margin-right="0cm" fo:margin-top="0cm" fo:margin-bottom="0cm" style:contextual-spacing="false" fo:line-height="120%" fo:orphans="2" fo:widows="2" fo:text-indent="0cm" style:auto-text-indent="false" fo:background-color="transparent" fo:padding="0cm" fo:border="none"/>
      <style:text-properties fo:font-variant="normal" fo:text-transform="none" fo:color="#222222" loext:opacity="100%" style:font-name="Helvetica" fo:font-size="11.25pt" fo:letter-spacing="normal" fo:font-style="normal" fo:font-weight="normal" officeooo:rsid="00678f73" officeooo:paragraph-rsid="00678f73" style:font-size-asian="12pt" style:font-weight-asian="normal" style:font-size-complex="12pt" style:font-weight-complex="normal"/>
    </style:style>
    <style:style style:name="P14" style:family="paragraph" style:parent-style-name="Text_20_body">
      <loext:graphic-properties draw:fill="none"/>
      <style:paragraph-properties fo:margin-left="0cm" fo:margin-right="0cm" fo:margin-top="0cm" fo:margin-bottom="0cm" style:contextual-spacing="false" fo:line-height="120%" fo:orphans="2" fo:widows="2" fo:text-indent="0cm" style:auto-text-indent="false" fo:background-color="transparent" fo:padding="0cm" fo:border="none"/>
      <style:text-properties fo:font-variant="normal" fo:text-transform="none" fo:color="#222222" loext:opacity="100%" style:font-name="Helvetica" fo:font-size="11.25pt" fo:letter-spacing="normal" fo:font-style="normal" style:text-underline-style="solid" style:text-underline-width="auto" style:text-underline-color="font-color" fo:font-weight="bold" officeooo:rsid="00678f73" officeooo:paragraph-rsid="00678f73" style:font-size-asian="12pt" style:font-weight-asian="bold" style:font-size-complex="12pt" style:font-weight-complex="bold"/>
    </style:style>
    <style:style style:name="P15" style:family="paragraph" style:parent-style-name="Text_20_body">
      <style:paragraph-properties fo:break-before="page"/>
      <style:text-properties style:font-name="Arial" fo:font-size="12pt" fo:font-weight="bold" officeooo:rsid="002002fb" officeooo:paragraph-rsid="0021c1d7" style:font-size-asian="12pt" style:font-weight-asian="bold" style:font-size-complex="12pt" style:font-weight-complex="bold"/>
    </style:style>
    <style:style style:name="P16" style:family="paragraph" style:parent-style-name="Text_20_body">
      <loext:graphic-properties draw:fill-image-width="0cm" draw:fill-image-height="0cm"/>
      <style:paragraph-properties fo:break-before="page" style:writing-mode="page"/>
      <style:text-properties style:font-name="Arial" fo:font-size="12pt" fo:font-weight="bold" officeooo:rsid="0028b157" officeooo:paragraph-rsid="0028b157" style:font-size-asian="12pt" style:font-weight-asian="bold" style:font-size-complex="12pt" style:font-weight-complex="bold"/>
    </style:style>
    <style:style style:name="P17" style:family="paragraph" style:parent-style-name="Text_20_body" style:master-page-name="">
      <loext:graphic-properties draw:fill="none"/>
      <style:paragraph-properties fo:margin-left="1.27cm" fo:margin-right="0cm" fo:margin-top="0cm" fo:margin-bottom="0.247cm" style:contextual-spacing="false" fo:line-height="120%" fo:orphans="2" fo:widows="2" fo:text-indent="-1.27cm" style:auto-text-indent="false" style:page-number="auto" fo:background-color="transparent"/>
      <style:text-properties style:font-name="Helvetica" fo:font-size="11.25pt" fo:font-weight="normal"/>
    </style:style>
    <style:style style:name="P18" style:family="paragraph" style:parent-style-name="Footnote">
      <style:text-properties officeooo:rsid="002c9756" officeooo:paragraph-rsid="002c9756"/>
    </style:style>
    <style:style style:name="P19"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20"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36ea09" fo:background-color="transparent"/>
    </style:style>
    <style:style style:name="P21"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483fe1" fo:background-color="transparent"/>
    </style:style>
    <style:style style:name="P22"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49605b" fo:background-color="transparent"/>
    </style:style>
    <style:style style:name="P23"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rsid="0039d52a" officeooo:paragraph-rsid="006aa0f4" fo:background-color="transparent"/>
    </style:style>
    <style:style style:name="P24"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rsid="00552fb9" officeooo:paragraph-rsid="00615fde" fo:background-color="transparent"/>
    </style:style>
    <style:style style:name="P25"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6aa0f4" fo:background-color="transparent"/>
    </style:style>
    <style:style style:name="P26" style:family="paragraph" style:parent-style-name="Text_20_body">
      <loext:graphic-properties draw:fill="none" draw:fill-color="#ffffff"/>
      <style:paragraph-properties fo:margin-top="0cm" fo:margin-bottom="0cm" style:contextual-spacing="false" fo:background-color="transparent"/>
      <style:text-properties style:font-name="Arial" officeooo:paragraph-rsid="0036ea09"/>
    </style:style>
    <style:style style:name="P27" style:family="paragraph" style:parent-style-name="Text_20_body">
      <loext:graphic-properties draw:fill="none" draw:fill-color="#ffffff"/>
      <style:paragraph-properties fo:margin-top="0cm" fo:margin-bottom="0cm" style:contextual-spacing="false" fo:background-color="transparent"/>
      <style:text-properties fo:font-variant="normal" fo:text-transform="none" fo:color="#0e101a" loext:opacity="100%" style:font-name="Arial" fo:font-size="11.25pt" fo:letter-spacing="normal" fo:font-style="normal" style:text-underline-style="solid" style:text-underline-width="auto" style:text-underline-color="font-color" fo:font-weight="normal" officeooo:rsid="0032f47e" officeooo:paragraph-rsid="0036ea09" fo:background-color="transparent" style:font-size-asian="12pt" style:font-weight-asian="normal" style:font-size-complex="12pt" style:font-weight-complex="normal"/>
    </style:style>
    <style:style style:name="P28" style:family="paragraph" style:parent-style-name="Text_20_body" style:list-style-name="L1">
      <style:text-properties fo:font-variant="normal" fo:text-transform="none" fo:color="#222222" loext:opacity="100%" style:font-name="Arial" fo:font-size="12pt" fo:letter-spacing="normal" fo:font-style="normal" fo:font-weight="normal" officeooo:rsid="0024eedf" officeooo:paragraph-rsid="00238e71" style:font-size-asian="12pt" style:font-weight-asian="normal" style:font-size-complex="12pt" style:font-weight-complex="normal"/>
    </style:style>
    <style:style style:name="P29" style:family="paragraph" style:parent-style-name="Text_20_body" style:list-style-name="L1">
      <style:paragraph-properties fo:orphans="2" fo:widows="2"/>
    </style:style>
    <style:style style:name="P30" style:family="paragraph" style:parent-style-name="Text_20_body" style:list-style-name="L3">
      <style:text-properties style:font-name="Arial" fo:font-size="12pt" officeooo:rsid="0026110e" officeooo:paragraph-rsid="0026b3c4" style:font-size-asian="12pt" style:font-size-complex="12pt"/>
    </style:style>
    <style:style style:name="P31" style:family="paragraph" style:parent-style-name="Text_20_body" style:list-style-name="L7">
      <style:text-properties style:font-name="Arial" fo:font-size="12pt" officeooo:paragraph-rsid="0026110e" style:font-size-asian="12pt" style:font-size-complex="12pt"/>
    </style:style>
    <style:style style:name="P32" style:family="paragraph" style:parent-style-name="Text_20_body" style:list-style-name="L4">
      <style:text-properties style:font-name="Arial" fo:font-size="12pt" fo:font-weight="normal" officeooo:rsid="0026b3c4" officeooo:paragraph-rsid="0026b3c4" style:font-size-asian="12pt" style:font-weight-asian="normal" style:font-size-complex="12pt" style:font-weight-complex="normal"/>
    </style:style>
    <style:style style:name="P33" style:family="paragraph" style:parent-style-name="Text_20_body" style:list-style-name="L5">
      <style:text-properties style:font-name="Arial" fo:font-size="12pt" fo:font-weight="normal" officeooo:rsid="0026b3c4" officeooo:paragraph-rsid="002fd13c" style:font-size-asian="12pt" style:font-weight-asian="normal" style:font-size-complex="12pt" style:font-weight-complex="normal"/>
    </style:style>
    <style:style style:name="P34" style:family="paragraph" style:parent-style-name="Text_20_body" style:list-style-name="L5">
      <style:text-properties style:font-name="Arial" fo:font-size="12pt" fo:font-weight="normal" officeooo:rsid="0026b3c4" officeooo:paragraph-rsid="0026b3c4" style:font-size-asian="12pt" style:font-weight-asian="normal" style:font-size-complex="12pt" style:font-weight-complex="normal"/>
    </style:style>
    <style:style style:name="P35" style:family="paragraph" style:parent-style-name="Text_20_body" style:list-style-name="L6">
      <style:text-properties style:font-name="Arial" fo:font-size="12pt" fo:font-weight="normal" officeooo:rsid="0024eedf" officeooo:paragraph-rsid="0026110e" style:font-size-asian="12pt" style:font-weight-asian="normal" style:font-size-complex="12pt" style:font-weight-complex="normal"/>
    </style:style>
    <style:style style:name="P36" style:family="paragraph" style:parent-style-name="Text_20_body" style:list-style-name="L3">
      <style:text-properties style:font-name="Arial" fo:font-size="12pt" fo:font-weight="normal" officeooo:rsid="0024eedf" officeooo:paragraph-rsid="0024eedf" style:font-size-asian="12pt" style:font-weight-asian="normal" style:font-size-complex="12pt" style:font-weight-complex="normal"/>
    </style:style>
    <style:style style:name="P37" style:family="paragraph" style:parent-style-name="Text_20_body" style:list-style-name="L3">
      <style:text-properties style:font-name="Arial" fo:font-size="12pt" fo:font-weight="normal" officeooo:rsid="0024eedf" officeooo:paragraph-rsid="002c9756" style:font-size-asian="12pt" style:font-weight-asian="normal" style:font-size-complex="12pt" style:font-weight-complex="normal"/>
    </style:style>
    <style:style style:name="P38" style:family="paragraph" style:parent-style-name="Text_20_body" style:list-style-name="L9">
      <style:text-properties style:font-name="Arial" fo:font-size="12pt" fo:font-weight="normal" officeooo:rsid="0024eedf" officeooo:paragraph-rsid="002c9756" style:font-size-asian="12pt" style:font-weight-asian="normal" style:font-size-complex="12pt" style:font-weight-complex="normal"/>
    </style:style>
    <style:style style:name="P39" style:family="paragraph" style:parent-style-name="Text_20_body" style:list-style-name="L11">
      <style:text-properties style:font-name="Arial" fo:font-size="12pt" fo:font-weight="normal" officeooo:rsid="0024eedf" officeooo:paragraph-rsid="002daaab" style:font-size-asian="12pt" style:font-weight-asian="normal" style:font-size-complex="12pt" style:font-weight-complex="normal"/>
    </style:style>
    <style:style style:name="P40" style:family="paragraph" style:parent-style-name="Text_20_body" style:list-style-name="L11">
      <style:text-properties style:font-name="Arial" fo:font-size="12pt" fo:font-weight="normal" officeooo:rsid="0024eedf" officeooo:paragraph-rsid="0024eedf" style:font-size-asian="12pt" style:font-weight-asian="normal" style:font-size-complex="12pt" style:font-weight-complex="normal"/>
    </style:style>
    <style:style style:name="P41" style:family="paragraph" style:parent-style-name="Text_20_body" style:list-style-name="L12">
      <style:text-properties style:font-name="Arial" fo:font-size="12pt" fo:font-weight="normal" officeooo:rsid="0024eedf" officeooo:paragraph-rsid="002eb4bd" style:font-size-asian="12pt" style:font-weight-asian="normal" style:font-size-complex="12pt" style:font-weight-complex="normal"/>
    </style:style>
    <style:style style:name="P42" style:family="paragraph" style:parent-style-name="Text_20_body" style:list-style-name="L8">
      <style:text-properties style:font-name="Arial" fo:font-size="12pt" fo:font-weight="normal" officeooo:rsid="002707c4" officeooo:paragraph-rsid="002c4be0" style:font-size-asian="12pt" style:font-weight-asian="normal" style:font-size-complex="12pt" style:font-weight-complex="normal"/>
    </style:style>
    <style:style style:name="P43" style:family="paragraph" style:parent-style-name="Text_20_body" style:list-style-name="L9">
      <style:text-properties style:font-name="Arial" fo:font-size="12pt" fo:font-weight="normal" officeooo:rsid="0049605b" officeooo:paragraph-rsid="0049605b" style:font-size-asian="12pt" style:font-weight-asian="normal" style:font-size-complex="12pt" style:font-weight-complex="normal"/>
    </style:style>
    <style:style style:name="P44" style:family="paragraph" style:parent-style-name="Text_20_body" style:list-style-name="L9">
      <style:text-properties style:font-name="Arial" fo:font-size="12pt" fo:font-weight="normal" officeooo:rsid="00261ffe" officeooo:paragraph-rsid="002c9756" style:font-size-asian="12pt" style:font-weight-asian="normal" style:font-size-complex="12pt" style:font-weight-complex="normal"/>
    </style:style>
    <style:style style:name="P45" style:family="paragraph" style:parent-style-name="Text_20_body" style:list-style-name="L13">
      <style:text-properties style:font-name="Arial" fo:font-size="12pt" fo:font-weight="normal" officeooo:rsid="00261ffe" officeooo:paragraph-rsid="0024eedf" style:font-size-asian="12pt" style:font-weight-asian="normal" style:font-size-complex="12pt" style:font-weight-complex="normal"/>
    </style:style>
    <style:style style:name="P46" style:family="paragraph" style:parent-style-name="Text_20_body" style:list-style-name="L9">
      <style:text-properties style:font-name="Arial" fo:font-size="12pt" fo:font-weight="normal" officeooo:rsid="003f920e" officeooo:paragraph-rsid="003f920e" style:font-size-asian="12pt" style:font-weight-asian="normal" style:font-size-complex="12pt" style:font-weight-complex="normal"/>
    </style:style>
    <style:style style:name="P47" style:family="paragraph" style:parent-style-name="Text_20_body" style:list-style-name="L9">
      <style:text-properties style:font-name="Arial" fo:font-size="12pt" fo:font-weight="normal" officeooo:rsid="00483fe1" officeooo:paragraph-rsid="00483fe1" style:font-size-asian="12pt" style:font-weight-asian="normal" style:font-size-complex="12pt" style:font-weight-complex="normal"/>
    </style:style>
    <style:style style:name="P48" style:family="paragraph" style:parent-style-name="Text_20_body" style:list-style-name="L10">
      <style:text-properties style:font-name="Arial" fo:font-size="12pt" fo:font-weight="normal" officeooo:rsid="002a0c09" officeooo:paragraph-rsid="002c9756" style:font-size-asian="12pt" style:font-weight-asian="normal" style:font-size-complex="12pt" style:font-weight-complex="normal"/>
    </style:style>
    <style:style style:name="P49" style:family="paragraph" style:parent-style-name="Text_20_body" style:list-style-name="L13">
      <style:text-properties style:font-name="Arial" fo:font-size="12pt" fo:font-weight="normal" officeooo:rsid="002a0c09" officeooo:paragraph-rsid="002eb4bd" style:font-size-asian="12pt" style:font-weight-asian="normal" style:font-size-complex="12pt" style:font-weight-complex="normal"/>
    </style:style>
    <style:style style:name="P50" style:family="paragraph" style:parent-style-name="Text_20_body" style:list-style-name="L10">
      <style:text-properties style:font-name="Arial" fo:font-size="12pt" fo:font-weight="normal" officeooo:rsid="002c9756" officeooo:paragraph-rsid="002c9756" style:font-size-asian="12pt" style:font-weight-asian="normal" style:font-size-complex="12pt" style:font-weight-complex="normal"/>
    </style:style>
    <style:style style:name="P51" style:family="paragraph" style:parent-style-name="Text_20_body" style:list-style-name="L11">
      <style:text-properties style:font-name="Arial" fo:font-size="12pt" fo:font-weight="normal" officeooo:rsid="002eb4bd" officeooo:paragraph-rsid="002eb4bd" style:font-size-asian="12pt" style:font-weight-asian="normal" style:font-size-complex="12pt" style:font-weight-complex="normal"/>
    </style:style>
    <style:style style:name="P52" style:family="paragraph" style:parent-style-name="Text_20_body" style:list-style-name="L31">
      <style:text-properties style:font-name="Arial" fo:font-size="12pt" fo:font-weight="normal" officeooo:rsid="002daaab" officeooo:paragraph-rsid="002daaab" style:font-size-asian="12pt" style:font-weight-asian="normal" style:font-size-complex="12pt" style:font-weight-complex="normal"/>
    </style:style>
    <style:style style:name="P53" style:family="paragraph" style:parent-style-name="Text_20_body" style:list-style-name="L9">
      <style:text-properties officeooo:paragraph-rsid="00546f89"/>
    </style:style>
    <style:style style:name="P54" style:family="paragraph" style:parent-style-name="Text_20_body" style:list-style-name="L9">
      <style:text-properties officeooo:rsid="0058fb7c" officeooo:paragraph-rsid="0058fb7c"/>
    </style:style>
    <style:style style:name="P55" style:family="paragraph" style:parent-style-name="Text_20_body">
      <style:text-properties officeooo:paragraph-rsid="006d2bc2"/>
    </style:style>
    <style:style style:name="P56" style:family="paragraph" style:parent-style-name="Text_20_body">
      <style:text-properties officeooo:paragraph-rsid="0036ea09"/>
    </style:style>
    <style:style style:name="P57" style:family="paragraph" style:parent-style-name="Text_20_body" style:list-style-name="L1">
      <style:paragraph-properties fo:margin-top="0cm" fo:margin-bottom="0cm" style:contextual-spacing="false" fo:orphans="2" fo:widows="2"/>
      <style:text-properties fo:font-variant="normal" fo:text-transform="none" fo:color="#222222" loext:opacity="100%" style:font-name="Arial" fo:font-size="12pt" fo:letter-spacing="normal" fo:font-style="normal" fo:font-weight="normal" style:font-size-asian="12pt" style:font-size-complex="12pt"/>
    </style:style>
    <style:style style:name="P58" style:family="paragraph" style:parent-style-name="Text_20_body" style:list-style-name="L1">
      <style:paragraph-properties fo:margin-top="0cm" fo:margin-bottom="0cm" style:contextual-spacing="false" fo:orphans="2" fo:widows="2"/>
      <style:text-properties fo:font-variant="normal" fo:text-transform="none" fo:color="#222222" loext:opacity="100%" style:font-name="Arial" fo:font-size="12pt" fo:letter-spacing="normal" fo:font-style="normal" fo:font-weight="normal" officeooo:paragraph-rsid="0040c9b9" style:font-size-asian="12pt" style:font-size-complex="12pt"/>
    </style:style>
    <style:style style:name="P59" style:family="paragraph" style:parent-style-name="Text_20_body" style:list-style-name="L2">
      <style:paragraph-properties fo:margin-top="0cm" fo:margin-bottom="0cm" style:contextual-spacing="false" fo:orphans="2" fo:widows="2"/>
      <style:text-properties fo:font-variant="normal" fo:text-transform="none" fo:color="#222222" loext:opacity="100%" style:font-name="Arial" fo:font-size="12pt" fo:letter-spacing="normal" fo:font-style="normal" fo:font-weight="normal" officeooo:paragraph-rsid="0040c9b9" style:font-size-asian="12pt" style:font-size-complex="12pt"/>
    </style:style>
    <style:style style:name="P60" style:family="paragraph" style:parent-style-name="Text_20_body" style:list-style-name="L2">
      <style:paragraph-properties fo:margin-top="0cm" fo:margin-bottom="0cm" style:contextual-spacing="false" fo:orphans="2" fo:widows="2"/>
      <style:text-properties fo:font-variant="normal" fo:text-transform="none" fo:color="#222222" loext:opacity="100%" style:font-name="Arial" fo:font-size="12pt" fo:letter-spacing="normal" fo:font-style="normal" fo:font-weight="normal" officeooo:paragraph-rsid="00430a98" style:font-size-asian="12pt" style:font-size-complex="12pt"/>
    </style:style>
    <style:style style:name="P61" style:family="paragraph" style:parent-style-name="Text_20_body" style:list-style-name="L16">
      <loext:graphic-properties draw:fill="none" draw:fill-color="#ffffff"/>
      <style:paragraph-properties fo:margin-top="0cm" fo:margin-bottom="0cm" style:contextual-spacing="false" fo:background-color="transparent"/>
      <style:text-properties fo:font-variant="normal" fo:text-transform="none" fo:color="#0e101a" loext:opacity="100%" style:font-name="Arial" fo:font-size="12pt" fo:letter-spacing="normal" fo:font-style="normal" fo:font-weight="normal" officeooo:rsid="0032f47e" officeooo:paragraph-rsid="00483fe1" fo:background-color="transparent" style:font-size-asian="12pt" style:font-weight-asian="normal" style:font-size-complex="12pt" style:font-weight-complex="normal"/>
    </style:style>
    <style:style style:name="P62" style:family="paragraph" style:parent-style-name="Text_20_body" style:list-style-name="L16">
      <loext:graphic-properties draw:fill="none" draw:fill-color="#ffffff"/>
      <style:paragraph-properties fo:margin-top="0cm" fo:margin-bottom="0cm" style:contextual-spacing="false" fo:background-color="transparent"/>
      <style:text-properties fo:font-variant="normal" fo:text-transform="none" fo:color="#0e101a" loext:opacity="100%" style:font-name="Arial" fo:font-size="11.25pt" fo:letter-spacing="normal" fo:font-style="normal" fo:font-weight="normal" officeooo:rsid="0032f47e" officeooo:paragraph-rsid="00483fe1" fo:background-color="transparent" style:font-size-asian="12pt" style:font-weight-asian="normal" style:font-size-complex="12pt" style:font-weight-complex="normal"/>
    </style:style>
    <style:style style:name="P63" style:family="paragraph" style:parent-style-name="Text_20_body" style:list-style-name="L1">
      <style:paragraph-properties fo:margin-top="0cm" fo:margin-bottom="0cm" style:contextual-spacing="false" fo:orphans="2" fo:widows="2"/>
    </style:style>
    <style:style style:name="P64" style:family="paragraph" style:parent-style-name="Text_20_body" style:list-style-name="L1">
      <style:paragraph-properties fo:margin-top="0cm" fo:margin-bottom="0cm" style:contextual-spacing="false" fo:orphans="2" fo:widows="2"/>
      <style:text-properties officeooo:rsid="002eb4bd" officeooo:paragraph-rsid="0040c9b9"/>
    </style:style>
    <style:style style:name="P65" style:family="paragraph" style:parent-style-name="Text_20_body" style:list-style-name="L14">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66" style:family="paragraph" style:parent-style-name="Text_20_body" style:list-style-name="L14">
      <loext:graphic-properties draw:fill="none" draw:fill-color="#ffffff"/>
      <style:paragraph-properties fo:margin-top="0cm" fo:margin-bottom="0cm" style:contextual-spacing="false" fo:background-color="transparent"/>
      <style:text-properties fo:color="#0e101a" loext:opacity="100%" style:font-name="Arial" officeooo:rsid="003b2454" officeooo:paragraph-rsid="003b2454" fo:background-color="transparent"/>
    </style:style>
    <style:style style:name="P67"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officeooo:rsid="003b2454" officeooo:paragraph-rsid="0049605b" fo:background-color="transparent"/>
    </style:style>
    <style:style style:name="P68" style:family="paragraph" style:parent-style-name="Text_20_body" style:list-style-name="L21">
      <loext:graphic-properties draw:fill="none" draw:fill-color="#ffffff"/>
      <style:paragraph-properties fo:margin-top="0cm" fo:margin-bottom="0cm" style:contextual-spacing="false" fo:background-color="transparent"/>
      <style:text-properties fo:color="#0e101a" loext:opacity="100%" style:font-name="Arial" officeooo:rsid="003b2454" officeooo:paragraph-rsid="003b2454" fo:background-color="transparent"/>
    </style:style>
    <style:style style:name="P69"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officeooo:paragraph-rsid="0039c3fb" fo:background-color="transparent"/>
    </style:style>
    <style:style style:name="P70"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71"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officeooo:rsid="00483fe1" officeooo:paragraph-rsid="00483fe1" fo:background-color="transparent"/>
    </style:style>
    <style:style style:name="P72"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officeooo:rsid="0055a8f7" officeooo:paragraph-rsid="00615fde" fo:background-color="transparent"/>
    </style:style>
    <style:style style:name="P73" style:family="paragraph" style:parent-style-name="Text_20_body" style:list-style-name="L16">
      <loext:graphic-properties draw:fill="none" draw:fill-color="#ffffff"/>
      <style:paragraph-properties fo:margin-top="0cm" fo:margin-bottom="0cm" style:contextual-spacing="false" fo:background-color="transparent"/>
      <style:text-properties fo:color="#0e101a" loext:opacity="100%" style:font-name="Arial" officeooo:paragraph-rsid="00483fe1" fo:background-color="transparent"/>
    </style:style>
    <style:style style:name="P74" style:family="paragraph" style:parent-style-name="Text_20_body" style:list-style-name="L18">
      <loext:graphic-properties draw:fill="none" draw:fill-color="#ffffff"/>
      <style:paragraph-properties fo:margin-top="0cm" fo:margin-bottom="0cm" style:contextual-spacing="false" fo:background-color="transparent"/>
      <style:text-properties fo:color="#0e101a" loext:opacity="100%" style:font-name="Arial" officeooo:paragraph-rsid="006aa0f4" fo:background-color="transparent"/>
    </style:style>
    <style:style style:name="P75"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officeooo:paragraph-rsid="0049605b" fo:background-color="transparent"/>
    </style:style>
    <style:style style:name="P76"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officeooo:rsid="0039d52a" officeooo:paragraph-rsid="0049605b" fo:background-color="transparent"/>
    </style:style>
    <style:style style:name="P77"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officeooo:rsid="005ec119" officeooo:paragraph-rsid="0061f852" fo:background-color="transparent"/>
    </style:style>
    <style:style style:name="P78"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officeooo:paragraph-rsid="0061f852" fo:background-color="transparent"/>
    </style:style>
    <style:style style:name="P79"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officeooo:rsid="005d85a4" officeooo:paragraph-rsid="0061f852" fo:background-color="transparent"/>
    </style:style>
    <style:style style:name="P80" style:family="paragraph" style:parent-style-name="Text_20_body" style:list-style-name="L27">
      <loext:graphic-properties draw:fill="none" draw:fill-color="#ffffff"/>
      <style:paragraph-properties fo:margin-top="0cm" fo:margin-bottom="0cm" style:contextual-spacing="false" fo:background-color="transparent"/>
      <style:text-properties fo:color="#0e101a" loext:opacity="100%" style:font-name="Arial" officeooo:rsid="003b62a4" officeooo:paragraph-rsid="003b62a4" fo:background-color="transparent"/>
    </style:style>
    <style:style style:name="P81" style:family="paragraph" style:parent-style-name="Text_20_body" style:list-style-name="L22">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2" style:family="paragraph" style:parent-style-name="Text_20_body" style:list-style-name="L23">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3" style:family="paragraph" style:parent-style-name="Text_20_body" style:list-style-name="L23">
      <loext:graphic-properties draw:fill="none" draw:fill-color="#ffffff"/>
      <style:paragraph-properties fo:margin-top="0cm" fo:margin-bottom="0cm" style:contextual-spacing="false" fo:background-color="transparent"/>
      <style:text-properties fo:color="#0e101a" loext:opacity="100%" style:font-name="Arial" officeooo:rsid="003f920e" officeooo:paragraph-rsid="003f920e" fo:background-color="transparent"/>
    </style:style>
    <style:style style:name="P84" style:family="paragraph" style:parent-style-name="Text_20_body" style:list-style-name="L24">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5" style:family="paragraph" style:parent-style-name="Text_20_body" style:list-style-name="L25">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6" style:family="paragraph" style:parent-style-name="Text_20_body" style:list-style-name="L26">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7" style:family="paragraph" style:parent-style-name="Text_20_body" style:list-style-name="L27">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8" style:family="paragraph" style:parent-style-name="Text_20_body" style:list-style-name="L28">
      <loext:graphic-properties draw:fill="none" draw:fill-color="#ffffff"/>
      <style:paragraph-properties fo:margin-top="0cm" fo:margin-bottom="0cm" style:contextual-spacing="false" fo:background-color="transparent"/>
      <style:text-properties fo:color="#0e101a" loext:opacity="100%" style:font-name="Arial" officeooo:paragraph-rsid="0036ea09" fo:background-color="transparent"/>
    </style:style>
    <style:style style:name="P89" style:family="paragraph" style:parent-style-name="Text_20_body" style:list-style-name="L28">
      <loext:graphic-properties draw:fill="none" draw:fill-color="#ffffff"/>
      <style:paragraph-properties fo:margin-top="0cm" fo:margin-bottom="0cm" style:contextual-spacing="false" fo:background-color="transparent"/>
      <style:text-properties fo:color="#0e101a" loext:opacity="100%" style:font-name="Arial" officeooo:paragraph-rsid="003d4644" fo:background-color="transparent"/>
    </style:style>
    <style:style style:name="P90" style:family="paragraph" style:parent-style-name="Text_20_body" style:list-style-name="L28">
      <loext:graphic-properties draw:fill="none" draw:fill-color="#ffffff"/>
      <style:paragraph-properties fo:margin-top="0cm" fo:margin-bottom="0cm" style:contextual-spacing="false" fo:background-color="transparent"/>
      <style:text-properties fo:color="#0e101a" loext:opacity="100%" style:font-name="Arial" officeooo:rsid="003d4644" officeooo:paragraph-rsid="003d4644" fo:background-color="transparent"/>
    </style:style>
    <style:style style:name="P91" style:family="paragraph" style:parent-style-name="Text_20_body" style:list-style-name="L28">
      <loext:graphic-properties draw:fill="none" draw:fill-color="#ffffff"/>
      <style:paragraph-properties fo:margin-top="0cm" fo:margin-bottom="0cm" style:contextual-spacing="false" fo:background-color="transparent"/>
      <style:text-properties fo:color="#0e101a" loext:opacity="100%" style:font-name="Arial" officeooo:rsid="004cfdda" officeooo:paragraph-rsid="0050301a" fo:background-color="transparent"/>
    </style:style>
    <style:style style:name="P92"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6099fb" officeooo:paragraph-rsid="00615fde" fo:background-color="transparent"/>
    </style:style>
    <style:style style:name="P93" style:family="paragraph" style:parent-style-name="Text_20_body" style:list-style-name="L17">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39d52a" officeooo:paragraph-rsid="006aa0f4" fo:background-color="transparent"/>
    </style:style>
    <style:style style:name="P94" style:family="paragraph" style:parent-style-name="Text_20_body" style:list-style-name="L18">
      <loext:graphic-properties draw:fill="none" draw:fill-color="#ffffff"/>
      <style:paragraph-properties fo:margin-top="0cm" fo:margin-bottom="0cm" style:contextual-spacing="false" fo:background-color="transparent"/>
      <style:text-properties fo:color="#0e101a" loext:opacity="100%" style:font-name="Arial" style:text-underline-style="none" officeooo:paragraph-rsid="006aa0f4" fo:background-color="transparent"/>
    </style:style>
    <style:style style:name="P95"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4aedfd" officeooo:paragraph-rsid="004aedfd" fo:background-color="transparent"/>
    </style:style>
    <style:style style:name="P96"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6aa0f4" officeooo:paragraph-rsid="006aa0f4" fo:background-color="transparent"/>
    </style:style>
    <style:style style:name="P97"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3b62a4" officeooo:paragraph-rsid="0061f852" fo:background-color="transparent"/>
    </style:style>
    <style:style style:name="P98"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62638d" officeooo:paragraph-rsid="0062638d" fo:background-color="transparent"/>
    </style:style>
    <style:style style:name="P99" style:family="paragraph" style:parent-style-name="Text_20_body" style:list-style-name="L17">
      <loext:graphic-properties draw:fill="none" draw:fill-color="#ffffff"/>
      <style:paragraph-properties fo:margin-top="0cm" fo:margin-bottom="0cm" style:contextual-spacing="false" fo:background-color="transparent"/>
      <style:text-properties fo:color="#0e101a" loext:opacity="100%" style:font-name="Arial" style:text-underline-style="none" officeooo:rsid="0039d52a" officeooo:paragraph-rsid="006aa0f4"/>
    </style:style>
    <style:style style:name="P100" style:family="paragraph" style:parent-style-name="Text_20_body" style:list-style-name="L15">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rsid="006099fb" officeooo:paragraph-rsid="00615fde" fo:background-color="transparent"/>
    </style:style>
    <style:style style:name="P101" style:family="paragraph" style:parent-style-name="Text_20_body" style:list-style-name="L18">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6aa0f4" fo:background-color="transparent"/>
    </style:style>
    <style:style style:name="P102" style:family="paragraph" style:parent-style-name="Text_20_body" style:list-style-name="L19">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rsid="0039d52a" officeooo:paragraph-rsid="0049605b" fo:background-color="transparent"/>
    </style:style>
    <style:style style:name="P103"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61f852" fo:background-color="transparent"/>
    </style:style>
    <style:style style:name="P104" style:family="paragraph" style:parent-style-name="Text_20_body" style:list-style-name="L20">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rsid="003b62a4" officeooo:paragraph-rsid="0061f852" fo:background-color="transparent"/>
    </style:style>
    <style:style style:name="P105" style:family="paragraph" style:parent-style-name="Text_20_body">
      <loext:graphic-properties draw:fill="none" draw:fill-color="#ffffff"/>
      <style:paragraph-properties fo:margin-top="0cm" fo:margin-bottom="0cm" style:contextual-spacing="false" fo:background-color="transparent"/>
      <style:text-properties fo:color="#0e101a" loext:opacity="100%" style:font-name="Arial" style:text-underline-style="solid" style:text-underline-width="auto" style:text-underline-color="font-color" officeooo:paragraph-rsid="0036ea09" fo:background-color="transparent"/>
    </style:style>
    <style:style style:name="P106" style:family="paragraph" style:parent-style-name="Text_20_body" style:list-style-name="L14">
      <loext:graphic-properties draw:fill="none" draw:fill-color="#ffffff"/>
      <style:paragraph-properties fo:margin-top="0cm" fo:margin-bottom="0cm" style:contextual-spacing="false" fo:background-color="transparent"/>
      <style:text-properties style:font-name="Arial" officeooo:paragraph-rsid="0036ea09"/>
    </style:style>
    <style:style style:name="P107" style:family="paragraph" style:parent-style-name="Text_20_body" style:list-style-name="L16">
      <loext:graphic-properties draw:fill="none" draw:fill-color="#ffffff"/>
      <style:paragraph-properties fo:margin-top="0cm" fo:margin-bottom="0cm" style:contextual-spacing="false" fo:background-color="transparent"/>
      <style:text-properties officeooo:paragraph-rsid="0065e3f5"/>
    </style:style>
    <style:style style:name="P108" style:family="paragraph" style:parent-style-name="Text_20_body" style:list-style-name="L1" style:master-page-name="">
      <loext:graphic-properties draw:fill="none"/>
      <style:paragraph-properties fo:margin-left="0cm" fo:margin-right="0cm" fo:margin-top="0cm" fo:margin-bottom="0.247cm" style:contextual-spacing="false" fo:line-height="120%" fo:orphans="2" fo:widows="2" fo:text-indent="0cm" style:auto-text-indent="false" style:page-number="auto" fo:background-color="transparent"/>
      <style:text-properties style:text-underline-style="solid" style:text-underline-width="auto" style:text-underline-color="font-color" officeooo:rsid="0044807e" officeooo:paragraph-rsid="0044807e"/>
    </style:style>
    <style:style style:name="P109" style:family="paragraph" style:parent-style-name="Text_20_body" style:list-style-name="L8"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style:font-name="Arial" fo:font-size="12pt" fo:font-weight="normal" officeooo:rsid="002707c4" officeooo:paragraph-rsid="002c4be0" style:font-size-asian="12pt" style:font-weight-asian="normal" style:font-size-complex="12pt" style:font-weight-complex="normal"/>
    </style:style>
    <style:style style:name="P110" style:family="paragraph" style:parent-style-name="Text_20_body" style:list-style-name="L9"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style:font-name="Arial" fo:font-size="12pt" fo:font-weight="bold" officeooo:rsid="0024eedf" officeooo:paragraph-rsid="00319d9f" style:font-size-asian="12pt" style:font-weight-asian="bold" style:font-size-complex="12pt" style:font-weight-complex="bold"/>
    </style:style>
    <style:style style:name="P111" style:family="paragraph" style:parent-style-name="Text_20_body" style:list-style-name="L29" style:master-page-name="">
      <loext:graphic-properties draw:fill="none" draw:fill-image-width="0cm" draw:fill-image-height="0cm"/>
      <style:paragraph-properties fo:margin-top="0cm" fo:margin-bottom="0.247cm" style:contextual-spacing="false" fo:line-height="120%" style:page-number="auto" fo:background-color="transparent" style:writing-mode="page"/>
      <style:text-properties style:font-name="Arial" fo:font-size="12pt" fo:language="en" fo:country="US" fo:font-weight="normal" officeooo:rsid="002a2046" officeooo:paragraph-rsid="002dbebc" style:font-size-asian="12pt" style:font-weight-asian="normal" style:font-size-complex="12pt" style:font-weight-complex="normal"/>
    </style:style>
    <style:style style:name="P112" style:family="paragraph" style:parent-style-name="Text_20_body" style:list-style-name="L30" style:master-page-name="">
      <loext:graphic-properties draw:fill="none" draw:fill-image-width="0cm" draw:fill-image-height="0cm"/>
      <style:paragraph-properties fo:margin-left="0cm" fo:margin-right="0cm" fo:margin-top="0cm" fo:margin-bottom="0.247cm" style:contextual-spacing="false" fo:line-height="120%" fo:text-indent="0.635cm" style:auto-text-indent="false" style:page-number="auto" fo:background-color="transparent" style:writing-mode="page"/>
      <style:text-properties fo:font-variant="normal" fo:text-transform="none" fo:color="#222222" loext:opacity="100%" style:font-name="Helvetica" fo:font-size="11.25pt" fo:letter-spacing="normal" fo:language="en" fo:country="US" fo:font-style="normal" fo:font-weight="normal" officeooo:rsid="002a2046" officeooo:paragraph-rsid="002dbebc" style:font-size-asian="12pt" style:font-weight-asian="normal" style:font-size-complex="12pt" style:font-weight-complex="normal"/>
    </style:style>
    <style:style style:name="P113" style:family="paragraph" style:parent-style-name="Text_20_body" style:list-style-name="L30">
      <loext:graphic-properties draw:fill="none" draw:fill-image-width="0cm" draw:fill-image-height="0cm"/>
      <style:paragraph-properties fo:margin-left="0cm" fo:margin-right="0cm" fo:margin-top="0cm" fo:margin-bottom="0.247cm" style:contextual-spacing="false" fo:line-height="120%" fo:text-indent="0.635cm" style:auto-text-indent="false" fo:background-color="transparent" style:writing-mode="page"/>
      <style:text-properties fo:font-variant="normal" fo:text-transform="none" fo:color="#222222" loext:opacity="100%" style:font-name="Helvetica" fo:font-size="11.25pt" fo:letter-spacing="normal" fo:language="en" fo:country="US" fo:font-style="normal" fo:font-weight="normal" officeooo:rsid="002dbebc" officeooo:paragraph-rsid="002dbebc" style:font-size-asian="12pt" style:font-weight-asian="normal" style:font-size-complex="12pt" style:font-weight-complex="normal"/>
    </style:style>
    <style:style style:name="P114" style:family="paragraph" style:parent-style-name="Text_20_body" style:list-style-name="L30">
      <loext:graphic-properties draw:fill="none" draw:fill-image-width="0cm" draw:fill-image-height="0cm"/>
      <style:paragraph-properties fo:margin-left="0cm" fo:margin-right="0cm" fo:margin-top="0cm" fo:margin-bottom="0.247cm" style:contextual-spacing="false" fo:line-height="120%" fo:text-indent="0.635cm" style:auto-text-indent="false" fo:background-color="transparent" style:writing-mode="page"/>
      <style:text-properties style:font-name="Arial" fo:font-size="12pt" fo:language="en" fo:country="US" fo:font-weight="normal" officeooo:rsid="002dbebc" officeooo:paragraph-rsid="002dbebc" style:font-size-asian="12pt" style:font-weight-asian="normal" style:font-size-complex="12pt" style:font-weight-complex="normal"/>
    </style:style>
    <style:style style:name="P115" style:family="paragraph" style:parent-style-name="Text_20_body" style:list-style-name="L30">
      <loext:graphic-properties draw:fill-image-width="0cm" draw:fill-image-height="0cm"/>
      <style:paragraph-properties fo:keep-with-next="always" style:writing-mode="page"/>
      <style:text-properties style:font-name="Arial" fo:font-size="12pt" officeooo:rsid="0028b157" officeooo:paragraph-rsid="0028b157" style:font-size-asian="12pt" style:font-size-complex="12pt"/>
    </style:style>
    <style:style style:name="P116" style:family="paragraph" style:parent-style-name="Text_20_body" style:list-style-name="L30">
      <loext:graphic-properties draw:fill-image-width="0cm" draw:fill-image-height="0cm"/>
      <style:paragraph-properties fo:keep-with-next="always" style:writing-mode="page"/>
      <style:text-properties style:font-name="Arial" fo:font-size="12pt" fo:language="en" fo:country="US" fo:font-weight="normal" officeooo:rsid="0028b157" officeooo:paragraph-rsid="0028b157" style:font-size-asian="12pt" style:font-weight-asian="normal" style:font-size-complex="12pt" style:font-weight-complex="normal"/>
    </style:style>
    <style:style style:name="P117" style:family="paragraph" style:parent-style-name="Text_20_body" style:list-style-name="L30">
      <loext:graphic-properties draw:fill-image-width="0cm" draw:fill-image-height="0cm"/>
      <style:paragraph-properties fo:keep-with-next="always" style:writing-mode="page"/>
      <style:text-properties style:font-name="Arial" fo:font-size="12pt" fo:font-weight="normal" officeooo:rsid="0028b157" officeooo:paragraph-rsid="0028b157" style:font-size-asian="12pt" style:font-weight-asian="normal" style:font-size-complex="12pt" style:font-weight-complex="normal"/>
    </style:style>
    <style:style style:name="P118" style:family="paragraph" style:parent-style-name="Text_20_body">
      <style:paragraph-properties fo:margin-left="1.251cm" fo:margin-right="0cm" fo:text-indent="0cm" style:auto-text-indent="false"/>
      <style:text-properties officeooo:paragraph-rsid="006d2bc2"/>
    </style:style>
    <style:style style:name="T1" style:family="text">
      <style:text-properties officeooo:rsid="0021c1d7"/>
    </style:style>
    <style:style style:name="T2" style:family="text">
      <style:text-properties fo:font-weight="normal" style:font-weight-asian="normal" style:font-weight-complex="normal"/>
    </style:style>
    <style:style style:name="T3" style:family="text">
      <style:text-properties fo:font-weight="normal" officeooo:rsid="0024eedf" style:font-weight-asian="normal" style:font-weight-complex="normal"/>
    </style:style>
    <style:style style:name="T4" style:family="text">
      <style:text-properties fo:font-weight="normal" officeooo:rsid="0026b3c4" style:font-weight-asian="normal" style:font-weight-complex="normal"/>
    </style:style>
    <style:style style:name="T5" style:family="text">
      <style:text-properties fo:font-weight="normal" officeooo:rsid="002707c4" style:font-weight-asian="normal" style:font-weight-complex="normal"/>
    </style:style>
    <style:style style:name="T6" style:family="text">
      <style:text-properties fo:font-weight="normal" officeooo:rsid="002c4be0" style:font-weight-asian="normal" style:font-weight-complex="normal"/>
    </style:style>
    <style:style style:name="T7" style:family="text">
      <style:text-properties fo:font-weight="normal" officeooo:rsid="0045b5d0" style:font-weight-asian="normal" style:font-weight-complex="normal"/>
    </style:style>
    <style:style style:name="T8" style:family="text">
      <style:text-properties officeooo:rsid="002a0c09"/>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15a1a6" style:font-weight-asian="normal" style:font-weight-complex="normal"/>
    </style:style>
    <style:style style:name="T12" style:family="text">
      <style:text-properties fo:language="en" fo:country="US" fo:font-weight="normal" officeooo:rsid="0026b3c4" style:font-weight-asian="normal" style:font-weight-complex="normal"/>
    </style:style>
    <style:style style:name="T13" style:family="text">
      <style:text-properties fo:language="en" fo:country="US" officeooo:rsid="002dbebc"/>
    </style:style>
    <style:style style:name="T14" style:family="text">
      <style:text-properties officeooo:rsid="002707c4"/>
    </style:style>
    <style:style style:name="T15" style:family="text">
      <style:text-properties fo:font-variant="normal" fo:text-transform="none" fo:color="#222222" loext:opacity="100%" style:font-name="Helvetica" fo:font-size="11.25pt" fo:letter-spacing="normal" fo:font-style="normal"/>
    </style:style>
    <style:style style:name="T16" style:family="text">
      <style:text-properties fo:font-variant="normal" fo:text-transform="none" fo:color="#222222" loext:opacity="100%" style:font-name="Helvetica" fo:font-size="11.25pt" fo:letter-spacing="normal" fo:font-style="normal" fo:font-weight="bold" officeooo:rsid="002c4be0"/>
    </style:style>
    <style:style style:name="T17" style:family="text">
      <style:text-properties fo:font-variant="normal" fo:text-transform="none" fo:color="#222222" loext:opacity="100%" style:font-name="Arial" fo:font-size="12pt" fo:letter-spacing="normal" fo:font-style="normal" fo:font-weight="bold" style:font-size-asian="12pt" style:font-size-complex="12pt"/>
    </style:style>
    <style:style style:name="T18" style:family="text">
      <style:text-properties fo:font-variant="normal" fo:text-transform="none" fo:color="#222222" loext:opacity="100%" style:font-name="Arial" fo:font-size="12pt" fo:letter-spacing="normal" fo:font-style="normal" fo:font-weight="bold" officeooo:rsid="002c4be0" style:font-size-asian="12pt" style:font-size-complex="12pt"/>
    </style:style>
    <style:style style:name="T19" style:family="text">
      <style:text-properties fo:font-variant="normal" fo:text-transform="none" fo:color="#222222" loext:opacity="100%" style:font-name="Arial" fo:font-size="12pt" fo:letter-spacing="normal" fo:font-style="normal" fo:font-weight="bold" officeooo:rsid="0024eedf" style:font-size-asian="12pt" style:font-size-complex="12pt"/>
    </style:style>
    <style:style style:name="T20" style:family="text">
      <style:text-properties fo:font-variant="normal" fo:text-transform="none" fo:color="#222222" loext:opacity="100%" style:font-name="Arial" fo:font-size="12pt" fo:letter-spacing="normal" fo:font-style="normal" fo:font-weight="bold" officeooo:rsid="0040c9b9" style:font-size-asian="12pt" style:font-weight-asian="bold" style:font-size-complex="12pt" style:font-weight-complex="bold"/>
    </style:style>
    <style:style style:name="T21" style:family="text">
      <style:text-properties fo:font-variant="normal" fo:text-transform="none" fo:color="#222222" loext:opacity="100%" style:font-name="Arial" fo:font-size="12pt" fo:letter-spacing="normal" fo:font-style="normal" fo:font-weight="normal" style:font-size-asian="12pt" style:font-size-complex="12pt"/>
    </style:style>
    <style:style style:name="T22" style:family="text">
      <style:text-properties fo:font-variant="normal" fo:text-transform="none" fo:color="#222222" loext:opacity="100%" style:font-name="Arial" fo:font-size="12pt" fo:letter-spacing="normal" fo:font-style="normal" fo:font-weight="normal" officeooo:rsid="002fd13c" style:font-size-asian="12pt" style:font-size-complex="12pt"/>
    </style:style>
    <style:style style:name="T23" style:family="text">
      <style:text-properties fo:font-variant="normal" fo:text-transform="none" fo:color="#222222" loext:opacity="100%" style:font-name="Arial" fo:font-size="12pt" fo:letter-spacing="normal" fo:font-style="normal" fo:font-weight="normal" officeooo:rsid="0040c9b9" style:font-size-asian="12pt" style:font-size-complex="12pt"/>
    </style:style>
    <style:style style:name="T24" style:family="text">
      <style:text-properties fo:font-variant="normal" fo:text-transform="none" fo:color="#222222" loext:opacity="100%" style:font-name="Arial" fo:font-size="12pt" fo:letter-spacing="normal" fo:font-style="normal" fo:font-weight="normal" officeooo:rsid="004243b9" style:font-size-asian="12pt" style:font-size-complex="12pt"/>
    </style:style>
    <style:style style:name="T25" style:family="text">
      <style:text-properties fo:font-variant="normal" fo:text-transform="none" fo:color="#222222" loext:opacity="100%" style:font-name="Arial" fo:font-size="12pt" fo:letter-spacing="normal" fo:font-style="normal" fo:font-weight="normal" officeooo:rsid="00430a98" style:font-size-asian="12pt" style:font-size-complex="12pt"/>
    </style:style>
    <style:style style:name="T26" style:family="text">
      <style:text-properties fo:font-variant="normal" fo:text-transform="none" fo:color="#222222" loext:opacity="100%" style:font-name="Arial" fo:font-size="12pt" fo:letter-spacing="normal" fo:font-style="normal" fo:font-weight="normal" officeooo:rsid="00448e62" style:font-size-asian="12pt" style:font-size-complex="12pt"/>
    </style:style>
    <style:style style:name="T27" style:family="text">
      <style:text-properties fo:font-variant="normal" fo:text-transform="none" fo:color="#222222" loext:opacity="100%" fo:letter-spacing="normal" fo:font-style="normal"/>
    </style:style>
    <style:style style:name="T28" style:family="text">
      <style:text-properties fo:font-variant="normal" fo:text-transform="none" fo:color="#222222" loext:opacity="100%" fo:letter-spacing="normal" fo:font-style="normal" officeooo:rsid="002c4be0"/>
    </style:style>
    <style:style style:name="T29" style:family="text">
      <style:text-properties fo:font-variant="normal" fo:text-transform="none" fo:color="#0e101a" loext:opacity="100%" style:font-name="Arial" fo:font-size="12pt" fo:letter-spacing="normal" fo:font-style="normal" fo:font-weight="normal" officeooo:rsid="0032f47e" fo:background-color="transparent" loext:char-shading-value="0" style:font-size-asian="12pt" style:font-weight-asian="normal" style:font-size-complex="12pt" style:font-weight-complex="normal"/>
    </style:style>
    <style:style style:name="T30" style:family="text">
      <style:text-properties fo:font-variant="normal" fo:text-transform="none" fo:color="#0e101a" loext:opacity="100%" style:font-name="Arial" fo:font-size="12pt" fo:letter-spacing="normal" fo:font-style="normal" fo:font-weight="normal" officeooo:rsid="0058fb7c" fo:background-color="transparent" loext:char-shading-value="0" style:font-size-asian="12pt" style:font-weight-asian="normal" style:font-size-complex="12pt" style:font-weight-complex="normal"/>
    </style:style>
    <style:style style:name="T31" style:family="text">
      <style:text-properties fo:font-variant="normal" fo:text-transform="none" fo:color="#0e101a" loext:opacity="100%" style:font-name="Arial" fo:font-size="12pt" fo:letter-spacing="normal" fo:font-style="normal" fo:font-weight="normal" officeooo:rsid="005a43bd" fo:background-color="transparent" loext:char-shading-value="0" style:font-size-asian="12pt" style:font-weight-asian="normal" style:font-size-complex="12pt" style:font-weight-complex="normal"/>
    </style:style>
    <style:style style:name="T32" style:family="text">
      <style:text-properties fo:font-variant="normal" fo:text-transform="none" fo:color="#0e101a" loext:opacity="100%" style:font-name="Arial" fo:font-size="12pt" fo:letter-spacing="normal" fo:font-style="normal" fo:font-weight="normal" officeooo:rsid="00615fde" fo:background-color="transparent" loext:char-shading-value="0" style:font-size-asian="12pt" style:font-weight-asian="normal" style:font-size-complex="12pt" style:font-weight-complex="normal"/>
    </style:style>
    <style:style style:name="T33" style:family="text">
      <style:text-properties fo:font-variant="normal" fo:text-transform="none" fo:color="#0e101a" loext:opacity="100%" style:font-name="Arial" fo:font-size="12pt" fo:letter-spacing="normal" fo:font-style="normal" fo:font-weight="normal" officeooo:rsid="0065e3f5" fo:background-color="transparent" loext:char-shading-value="0" style:font-size-asian="12pt" style:font-weight-asian="normal" style:font-size-complex="12pt" style:font-weight-complex="normal"/>
    </style:style>
    <style:style style:name="T34" style:family="text">
      <style:text-properties fo:font-variant="normal" fo:text-transform="none" fo:color="#0e101a" loext:opacity="100%" style:font-name="Arial" fo:font-size="12pt" fo:letter-spacing="normal" fo:font-style="normal" style:text-underline-style="solid" style:text-underline-width="auto" style:text-underline-color="font-color" fo:font-weight="normal" officeooo:rsid="0032f47e" fo:background-color="transparent" loext:char-shading-value="0" style:font-size-asian="12pt" style:font-weight-asian="normal" style:font-size-complex="12pt" style:font-weight-complex="normal"/>
    </style:style>
    <style:style style:name="T35" style:family="text">
      <style:text-properties officeooo:rsid="002c4be0"/>
    </style:style>
    <style:style style:name="T36" style:family="text">
      <style:text-properties officeooo:rsid="002c9756"/>
    </style:style>
    <style:style style:name="T37" style:family="text">
      <style:text-properties officeooo:rsid="002daaab"/>
    </style:style>
    <style:style style:name="T38" style:family="text">
      <style:text-properties officeooo:rsid="002dbebc"/>
    </style:style>
    <style:style style:name="T39" style:family="text">
      <style:text-properties officeooo:rsid="002eb4bd"/>
    </style:style>
    <style:style style:name="T40" style:family="text">
      <style:text-properties officeooo:rsid="002fd13c"/>
    </style:style>
    <style:style style:name="T41" style:family="text">
      <style:text-properties officeooo:rsid="00319d9f"/>
    </style:style>
    <style:style style:name="T42" style:family="text">
      <style:text-properties fo:color="#0e101a" loext:opacity="100%" style:text-position="0% 100%" style:font-name="Helvetica1" fo:font-size="11.5pt" fo:letter-spacing="normal" fo:font-style="normal" officeooo:rsid="001c3a09" fo:background-color="transparent" loext:char-shading-value="0" style:font-name-asian="SimSun1" style:font-name-complex="Lucida Sans2"/>
    </style:style>
    <style:style style:name="T43" style:family="text">
      <style:text-properties fo:color="#0e101a" loext:opacity="100%" fo:background-color="transparent" loext:char-shading-value="0"/>
    </style:style>
    <style:style style:name="T44" style:family="text">
      <style:text-properties fo:color="#0e101a" loext:opacity="100%" officeooo:rsid="0039c3fb" fo:background-color="transparent" loext:char-shading-value="0"/>
    </style:style>
    <style:style style:name="T45" style:family="text">
      <style:text-properties fo:background-color="transparent" loext:char-shading-value="0"/>
    </style:style>
    <style:style style:name="T46" style:family="text">
      <style:text-properties officeooo:rsid="004ae45f" fo:background-color="transparent" loext:char-shading-value="0"/>
    </style:style>
    <style:style style:name="T47" style:family="text">
      <style:text-properties officeooo:rsid="0039c3fb"/>
    </style:style>
    <style:style style:name="T48" style:family="text">
      <style:text-properties officeooo:rsid="0039d52a"/>
    </style:style>
    <style:style style:name="T49" style:family="text">
      <style:text-properties officeooo:rsid="003b2454"/>
    </style:style>
    <style:style style:name="T50" style:family="text">
      <style:text-properties officeooo:rsid="003b62a4"/>
    </style:style>
    <style:style style:name="T51" style:family="text">
      <style:text-properties officeooo:rsid="003d4644"/>
    </style:style>
    <style:style style:name="T52" style:family="text">
      <style:text-properties officeooo:rsid="003f98a0"/>
    </style:style>
    <style:style style:name="T53" style:family="text">
      <style:text-properties officeooo:rsid="0040c9b9"/>
    </style:style>
    <style:style style:name="T54" style:family="text">
      <style:text-properties fo:font-weight="bold"/>
    </style:style>
    <style:style style:name="T55" style:family="text">
      <style:text-properties officeooo:rsid="0044807e"/>
    </style:style>
    <style:style style:name="T56" style:family="text">
      <style:text-properties officeooo:rsid="00448e62"/>
    </style:style>
    <style:style style:name="T57" style:family="text">
      <style:text-properties officeooo:rsid="0045b5d0"/>
    </style:style>
    <style:style style:name="T58" style:family="text">
      <style:text-properties officeooo:rsid="00483fe1"/>
    </style:style>
    <style:style style:name="T59" style:family="text">
      <style:text-properties officeooo:rsid="0049605b"/>
    </style:style>
    <style:style style:name="T60" style:family="text">
      <style:text-properties style:text-underline-style="none"/>
    </style:style>
    <style:style style:name="T61" style:family="text">
      <style:text-properties style:text-underline-style="none" officeooo:rsid="003b2454"/>
    </style:style>
    <style:style style:name="T62" style:family="text">
      <style:text-properties officeooo:rsid="004ae45f"/>
    </style:style>
    <style:style style:name="T63" style:family="text">
      <style:text-properties officeooo:rsid="004ca4a5"/>
    </style:style>
    <style:style style:name="T64" style:family="text">
      <style:text-properties officeooo:rsid="004cbf8e"/>
    </style:style>
    <style:style style:name="T65" style:family="text">
      <style:text-properties officeooo:rsid="0050301a"/>
    </style:style>
    <style:style style:name="T66" style:family="text">
      <style:text-properties officeooo:rsid="00546f89"/>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officeooo:rsid="00322631" style:font-size-asian="12pt" style:font-weight-asian="normal" style:font-size-complex="12pt" style:font-weight-complex="normal"/>
    </style:style>
    <style:style style:name="T69" style:family="text">
      <style:text-properties style:font-name="Arial" fo:font-size="12pt" fo:font-weight="normal" officeooo:rsid="00546f89" style:font-size-asian="12pt" style:font-weight-asian="normal" style:font-size-complex="12pt" style:font-weight-complex="normal"/>
    </style:style>
    <style:style style:name="T70" style:family="text">
      <style:text-properties officeooo:rsid="0058fb7c"/>
    </style:style>
    <style:style style:name="T71" style:family="text">
      <style:text-properties style:text-underline-style="solid" style:text-underline-width="auto" style:text-underline-color="font-color" officeooo:rsid="00483fe1"/>
    </style:style>
    <style:style style:name="T72" style:family="text">
      <style:text-properties officeooo:rsid="0068355d"/>
    </style:style>
    <style:style style:name="T73" style:family="text">
      <style:text-properties officeooo:rsid="0069b9e3"/>
    </style:style>
    <style:style style:name="T74" style:family="text">
      <style:text-properties officeooo:rsid="006d2b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flow and tool chain requirements</text:p>
      <text:list xml:id="list2148584757" text:style-name="L1">
        <text:list-item>
          <text:p text:style-name="P28">The user runs a search and displace command from the console or from the interface (assuming interface for users, CLI would be for the scripted process where search and displace operations are pre-determined)</text:p>
        </text:list-item>
        <text:list-item>
          <text:p text:style-name="P57">The user specifies an input document or documents for markup and a list of operations to be run – <text:span text:style-name="T53">these have equivalent as CLI parameters</text:span></text:p>
        </text:list-item>
        <text:list-item>
          <text:p text:style-name="P58"><text:span text:style-name="Strong_20_Emphasis"><text:span text:style-name="T54">privacy shield</text:span></text:span>: document(s) get stripped of metadata</text:p>
        </text:list-item>
        <text:list-item>
          <text:p text:style-name="P63"><text:span text:style-name="Strong_20_Emphasis"><text:span text:style-name="T17">ingest</text:span></text:span><text:span text:style-name="T21">: </text:span><text:span text:style-name="T23">o</text:span><text:span text:style-name="T21">pen document</text:span><text:span text:style-name="T23">(s)</text:span><text:span text:style-name="T21"> </text:span><text:span text:style-name="T23">and</text:span><text:span text:style-name="T21"> extract text </text:span><text:span text:style-name="T23">content</text:span></text:p>
        </text:list-item>
        <text:list-item>
          <text:p text:style-name="P64"><text:span text:style-name="T20">language detection</text:span><text:span text:style-name="T23">: ingest should run a tool that detects content language </text:span><text:span text:style-name="T22">or fallback to English </text:span><text:span text:style-name="T23">as default</text:span><text:span text:style-name="T22">. </text:span><text:span text:style-name="T24">Language is required for detecting patterns. e.g quantities are expressed differently in different languages. Also ocr works better if we provide the language it should expect.</text:span></text:p>
        </text:list-item>
        <text:list-item>
          <text:p text:style-name="P63"><text:span text:style-name="Strong_20_Emphasis"><text:span text:style-name="T17">ocr</text:span></text:span><text:span text:style-name="T21">: if there are images in document (including if the document is a scanned pdf) ingest will run ocr on them to extract text</text:span></text:p>
        </text:list-item>
        <text:list-item>
          <text:p text:style-name="P63"><text:span text:style-name="Strong_20_Emphasis"><text:span text:style-name="T17">font detection</text:span></text:span><text:span text:style-name="T21">: ingest runs font detection on images</text:span></text:p>
        </text:list-item>
        <text:list-item>
          <text:p text:style-name="P63"><text:span text:style-name="Strong_20_Emphasis"><text:span text:style-name="T17">tagging</text:span></text:span><text:span text:style-name="T21">: tag </text:span><text:span text:style-name="T25">text bits/patterns </text:span><text:span text:style-name="T21">depending on each operation (search part)</text:span></text:p>
        </text:list-item>
        <text:list-item>
          <text:p text:style-name="P63"><text:span text:style-name="Strong_20_Emphasis"><text:span text:style-name="T17">displace</text:span></text:span><text:span text:style-name="T21">: displace operations on tags found previously depending on each operation (displace part)</text:span></text:p>
        </text:list-item>
        <text:list-item>
          <text:p text:style-name="P29"><text:span text:style-name="Strong_20_Emphasis"><text:span text:style-name="T17">output</text:span></text:span><text:span text:style-name="T21">: </text:span><text:span text:style-name="T25">return</text:span><text:span text:style-name="T21"> the resulting text in preferred output format e.g. ODT, PDF, md document, with stages reconstructing original document as near as possible, including use of matching fonts (or free equivalents), reinserting structures, images (redacted as needed) etc… Reconstruction to highest level, the option for use when redacting to share.</text:span></text:p>
          <text:p text:style-name="P108"><text:span text:style-name="T26">Some optional modules n</text:span><text:span text:style-name="T21">ot part of the workflow:</text:span></text:p>
        </text:list-item>
      </text:list>
      <text:list xml:id="list2539619472" text:style-name="L2">
        <text:list-item>
          <text:p text:style-name="P59">UI to create search/displace operations. <text:span text:style-name="T55">U</text:span>sed in initial runs <text:span text:style-name="T55">and for defining new operations.</text:span></text:p>
        </text:list-item>
        <text:list-item>
          <text:p text:style-name="P60">UI to review effect of search and displace operations. <text:span text:style-name="T55">U</text:span>sed <text:span text:style-name="T55">mostly </text:span>in initial runs <text:span text:style-name="T55">but optionally if the searchanddisplace operation(s) are ran using an interface, web or otherwise.</text:span></text:p>
        </text:list-item>
      </text:list>
      <text:p text:style-name="P9"/>
      <text:p text:style-name="P2">Baseline requirements for each step in workflow</text:p>
      <text:p text:style-name="P3"><text:span text:style-name="T35">I</text:span>ngest:</text:p>
      <text:list xml:id="list145353966" text:style-name="L3">
        <text:list-header>
          <text:p text:style-name="P30"><text:span text:style-name="T3">W</text:span><text:span text:style-name="T2">e need a tool or a toolchain that would enable us to open as many file types as possible and extract the text and/or images. </text:span><text:span text:style-name="T4">We need to support at least </text:span><text:span text:style-name="T11">doc, docx, odt, odf </text:span><text:span text:style-name="T12">and</text:span><text:span text:style-name="T11"> pdf</text:span><text:span text:style-name="T4">. </text:span><text:span text:style-name="T7">If more than one tools need to be used for different file formats, the ingest stage will have to determine the tool based on file extension.</text:span></text:p>
        </text:list-header>
      </text:list>
      <text:p text:style-name="P55"><text:span text:style-name="Strong_20_Emphasis"><text:span text:style-name="T18">P</text:span></text:span><text:span text:style-name="Strong_20_Emphasis"><text:span text:style-name="T19">rivacy shield</text:span></text:span></text:p>
      <text:p text:style-name="P118"><text:span text:style-name="T21">A tool that would remove the embedded metadata from </text:span><text:span text:style-name="T26">documents before </text:span><text:span text:style-name="T21">ingest</text:span><text:span text:style-name="T26">ion of text</text:span><text:span text:style-name="T21">.</text:span></text:p>
      <text:p text:style-name="P3"><text:soft-page-break/><text:span text:style-name="T35">OCR</text:span>:</text:p>
      <text:list xml:id="list1042591578" text:style-name="L4">
        <text:list-header>
          <text:p text:style-name="P32">Because we aim to extract text from images as well, including the images of scanned documents sent as pdf, we need a set of tools that would be able to extract text from document images.</text:p>
        </text:list-header>
      </text:list>
      <text:p text:style-name="P5"><text:span text:style-name="T40">Language</text:span> detection</text:p>
      <text:list xml:id="list930987447" text:style-name="L5">
        <text:list-header>
          <text:p text:style-name="P33">We need a tool that would recognise the <text:span text:style-name="T40">language of text. <text:s/>A way would’ve been to take it from source document metadata, if available, but research shows that this can not be done, there is no metadata tag that specifies document language. Some natural language libraries could do this by looking at the actual text and if that fails lastly fallback to English.</text:span></text:p>
        </text:list-header>
      </text:list>
      <text:p text:style-name="P3"><text:span text:style-name="T35">F</text:span>ont detection</text:p>
      <text:list xml:id="list53904794889065" text:continue-numbering="true" text:style-name="L5">
        <text:list-header>
          <text:p text:style-name="P34">We need a tool that would recognise the font used in scanned document<text:span text:style-name="T57">s</text:span> or <text:span text:style-name="T57">in embedded </text:span>images <text:span text:style-name="T57">that contain text in digital borne documents</text:span>.</text:p>
        </text:list-header>
      </text:list>
      <text:p text:style-name="P3"><text:span text:style-name="T35">T</text:span>agging:</text:p>
      <text:list xml:id="list2460599801" text:style-name="L6">
        <text:list-header>
          <text:p text:style-name="P35"><text:span text:style-name="T14">We need a way to apply each search operation and tag it accordingly. This could be done using a set of regex formulas or for more complex searches, some AI module that would base the search on </text:span>semantic<text:span text:style-name="T14">s</text:span> <text:span text:style-name="T14">rather than text characters.</text:span></text:p>
        </text:list-header>
      </text:list>
      <text:p text:style-name="P3"><text:span text:style-name="T35">D</text:span>isplace:</text:p>
      <text:list xml:id="list861832209" text:style-name="L7">
        <text:list-header>
          <text:p text:style-name="P31"><text:span text:style-name="T5">This will be a </text:span><text:span text:style-name="T6">complex</text:span><text:span text:style-name="T5"> </text:span><text:span text:style-name="T3">regex </text:span><text:span text:style-name="T5">formula to quickly </text:span><text:span text:style-name="T3">replace </text:span><text:span text:style-name="T5">or delete </text:span><text:span text:style-name="T3">tagged text.</text:span></text:p>
        </text:list-header>
      </text:list>
      <text:p text:style-name="P3"><text:span text:style-name="T35">O</text:span>utput</text:p>
      <text:list xml:id="list4221385852" text:style-name="L8">
        <text:list-header>
          <text:p text:style-name="P42">We need a tool that would generate from the resulting text, the <text:span text:style-name="T57">resulting</text:span> ODT document <text:span text:style-name="T35">or other </text:span><text:span text:style-name="T28">preferred output format.</text:span></text:p>
          <text:p text:style-name="P109"><text:span text:style-name="Strong_20_Emphasis"><text:span text:style-name="T16">Diff highlighter</text:span></text:span></text:p>
        </text:list-header>
      </text:list>
      <text:p text:style-name="P17"><text:span text:style-name="T27"><text:tab/>Useful for </text:span><text:span text:style-name="T28">visualising </text:span><text:span text:style-name="T27">the difference</text:span><text:span text:style-name="T28">s</text:span><text:span text:style-name="T27"> between original text and result of applying search and displace operation(s) and even more useful during the testing phase to find differences between the result and the expected result.</text:span></text:p>
      <text:p text:style-name="P6"/>
      <text:p text:style-name="P6"/>
      <text:p text:style-name="P6"/>
      <text:p text:style-name="P15"><text:span text:style-name="T1">E</text:span>xisting tools which could be used or adapted for use in the tool chain</text:p>
      <text:p text:style-name="P4"><text:span text:style-name="T36">I</text:span>ngest:</text:p>
      <text:list xml:id="list53904344454276" text:continue-list="list145353966" text:style-name="L3">
        <text:list-item>
          <text:p text:style-name="P36">LibreOffice</text:p>
        </text:list-item>
        <text:list-item>
          <text:p text:style-name="P37">pandoc <text:span text:style-name="T36">(https://pandoc.org)</text:span> – for document conversion at input</text:p>
        </text:list-item>
      </text:list>
      <text:p text:style-name="P4"><text:span text:style-name="T36">OCR</text:span>:</text:p>
      <text:list xml:id="list2602666286" text:style-name="L9">
        <text:list-item>
          <text:p text:style-name="P38">unpaper <text:span text:style-name="T36">(</text:span><text:a xlink:type="simple" xlink:href="https://github.com/unpaper/unpaper" text:style-name="Internet_20_link" text:visited-style-name="Visited_20_Internet_20_Link"><text:span text:style-name="T36">https://github.com/unpaper/unpaper</text:span></text:a><text:span text:style-name="T36">)</text:span></text:p>
        </text:list-item>
        <text:list-item>
          <text:p text:style-name="P43">pdfimages – opensource command-line utility for extracting images from PDF files</text:p>
        </text:list-item>
        <text:list-item>
          <text:p text:style-name="P38">tesseract <text:span text:style-name="T36">(https://github.com/tesseract-ocr/tesseract)</text:span></text:p>
        </text:list-item>
        <text:list-item>
          <text:p text:style-name="P44">openCV <text:span text:style-name="T36">(https://opencv.org)</text:span> - for improving images before OCR </text:p>
        </text:list-item>
        <text:list-item>
          <text:p text:style-name="P44">ImageMagick <text:span text:style-name="T36">(</text:span><text:a xlink:type="simple" xlink:href="https://imagemagick.org/index.php" text:style-name="Internet_20_link" text:visited-style-name="Visited_20_Internet_20_Link"><text:span text:style-name="T36">https://imagemagick.org/index.php</text:span></text:a><text:span text:style-name="T36">) </text:span>- for improving images before OCR</text:p>
        </text:list-item>
        <text:list-item>
          <text:p text:style-name="P44">deskew <text:span text:style-name="T36">(</text:span><text:a xlink:type="simple" xlink:href="https://github.com/galfar/deskew" text:style-name="Internet_20_link" text:visited-style-name="Visited_20_Internet_20_Link"><text:span text:style-name="T36">https://github.com/galfar/deskew</text:span></text:a><text:span text:style-name="T36">) </text:span>- for improving images before OCR</text:p>
          <text:p text:style-name="P110"><text:span text:style-name="T41">Language</text:span> detection:</text:p>
        </text:list-item>
        <text:list-item>
          <text:p text:style-name="P46"><text:span text:style-name="T52">perhaps </text:span>Exiftool to read metadata. <text:span text:style-name="T52">But research shows that there is no </text:span><text:span text:style-name="T74">l</text:span><text:span text:style-name="T52">anguage attribute to </text:span><text:span text:style-name="T74">consistently </text:span><text:span text:style-name="T52">tell the </text:span><text:span text:style-name="T74">l</text:span><text:span text:style-name="T52">anguage of a document/</text:span><text:span text:style-name="T74">section</text:span><text:span text:style-name="T52">.</text:span></text:p>
        </text:list-item>
        <text:list-item>
          <text:p text:style-name="P53"><text:span text:style-name="T68">natural language libraries </text:span><text:span text:style-name="T69">like fastText (</text:span><text:a xlink:type="simple" xlink:href="https://github.com/facebookresearch/fastText/tree/master/python" text:style-name="Internet_20_link" text:visited-style-name="Visited_20_Internet_20_Link">https://github.com/facebookresearch/fastText/tree/master</text:a><text:span text:style-name="T66">) </text:span><text:span text:style-name="T69">This is the desired approach because language can vary from paragraph to paragraph or even if there was a general language tag for a document, the text might not respect it (e.g when using templates). </text:span></text:p>
          <text:list>
            <text:list-item>
              <text:p text:style-name="P54"><text:span text:style-name="T69">F</text:span><text:span text:style-name="T67">astText and similar libraries are very good at giving the language used when using longer phrases, when using just some words the response it’s not very good.</text:span></text:p>
            </text:list-item>
          </text:list>
        </text:list-item>
        <text:list-item>
          <text:p text:style-name="P47">another option would be to allow user to hint the language as a parameter.</text:p>
        </text:list-item>
      </text:list>
      <text:p text:style-name="P4"><text:span text:style-name="T36">F</text:span>ont detection - <text:span text:style-name="T8">detect font in scanned documents or embedded images</text:span>:</text:p>
      <text:list xml:id="list1205780511" text:style-name="L10">
        <text:list-item>
          <text:p text:style-name="P48">Typefont <text:span text:style-name="T36">(https://github.com/Vasile-Peste/Typefont) </text:span>- <text:span text:style-name="T36">apparently not very accurate, so not reliable.</text:span></text:p>
        </text:list-item>
        <text:list-item>
          <text:p text:style-name="P50">Create a labelled font data set by using most common/used fonts<text:note text:id="ftn1" text:note-class="footnote"><text:note-citation>1</text:note-citation><text:note-body><text:p text:style-name="P18">https://tsprojectsblog.wordpress.com/2017/07/09/eqator/</text:p></text:note-body></text:note> and for each generate a large set of images to train an AI module to detect them in new images<text:note text:id="ftn2" text:note-class="footnote"><text:note-citation>2</text:note-citation><text:note-body><text:p text:style-name="P18">https://tsprojectsblog.wordpress.com/2017/08/19/using-a-neuronal-network-for-font-character-detection-in-images/</text:p></text:note-body></text:note>.</text:p>
        </text:list-item>
      </text:list>
      <text:p text:style-name="P4"><text:span text:style-name="T37">T</text:span>agging:</text:p>
      <text:list xml:id="list102101526" text:style-name="L11">
        <text:list-item>
          <text:p text:style-name="P39">set of regex expressions <text:span text:style-name="T37">ran through sift (https://github.com/svent/sift) or ripgrep (</text:span><text:a xlink:type="simple" xlink:href="https://github.com/BurntSushi/ripgrep" text:style-name="Internet_20_link" text:visited-style-name="Visited_20_Internet_20_Link"><text:span text:style-name="T37">https://github.com/BurntSushi/ripgrep</text:span></text:a><text:span text:style-name="T37">)</text:span></text:p>
        </text:list-item>
        <text:list-item>
          <text:p text:style-name="P51"><text:soft-page-break/>use facebook/duckling (<text:a xlink:type="simple" xlink:href="https://github.com/facebook/duckling" text:style-name="Internet_20_link" text:visited-style-name="Visited_20_Internet_20_Link">https://github.com/facebook/duckling</text:a>) for what it can easily detect such as Phone Numbers, time, urls, etc</text:p>
        </text:list-item>
        <text:list-item>
          <text:p text:style-name="P40">AI module(s) for recognising more specialised text, semantic searches</text:p>
        </text:list-item>
      </text:list>
      <text:p text:style-name="P4"><text:span text:style-name="T39">D</text:span>isplace:</text:p>
      <text:list xml:id="list1076468344" text:style-name="L12">
        <text:list-item>
          <text:p text:style-name="P41">internal regex to replace tagged text <text:span text:style-name="T39">(sift - https://github.com/svent/sift)</text:span></text:p>
        </text:list-item>
      </text:list>
      <text:p text:style-name="P4"><text:span text:style-name="T39">O</text:span>utput – for creating clean ODT<text:span text:style-name="T39">s</text:span>:</text:p>
      <text:list xml:id="list3563151750" text:style-name="L13">
        <text:list-item>
          <text:p text:style-name="P45">LibreOffice </text:p>
        </text:list-item>
        <text:list-item>
          <text:p text:style-name="P45">MAT2</text:p>
        </text:list-item>
        <text:list-item>
          <text:p text:style-name="P49">pandoc <text:span text:style-name="T39">(https://pandoc.org) for document conversion at output</text:span></text:p>
        </text:list-item>
      </text:list>
      <text:p text:style-name="P10"/>
      <text:p text:style-name="P56"><text:span text:style-name="Strong_20_Emphasis"><text:span text:style-name="T42">In-depth research results on existing tools identified</text:span></text:span></text:p>
      <text:p text:style-name="P20">LibreOffice</text:p>
      <text:list xml:id="list3684235624" text:style-name="L14">
        <text:list-item>
          <text:p text:style-name="P65"><text:span text:style-name="T58">can be used successfully to </text:span>converting documents to HTML while keeping fonts and forma<text:span text:style-name="T47">t</text:span>ting;</text:p>
        </text:list-item>
        <text:list-item>
          <text:p text:style-name="P66">it can also extract images from content and adds a reference for each image in text so we can later easily insert it at the same location;</text:p>
        </text:list-item>
        <text:list-item>
          <text:p text:style-name="P65">hard to <text:span text:style-name="T47">use to </text:span>rebuild the document <text:span text:style-name="T47">after making changes to content,</text:span> but not impossible;</text:p>
        </text:list-item>
        <text:list-item>
          <text:p text:style-name="P106"><text:span text:style-name="T43">good at converting files to </text:span><text:span text:style-name="T44">and from</text:span><text:span text:style-name="T43"> any open-source format.</text:span></text:p>
          <text:p text:style-name="P65"/>
        </text:list-item>
      </text:list>
      <text:p text:style-name="P20">pandoc</text:p>
      <text:list xml:id="list760345659" text:style-name="L15">
        <text:list-item>
          <text:p text:style-name="P69"><text:span text:style-name="T47">able to extract </text:span>well-formatted HTML <text:span text:style-name="T47">from docx and open-source formats;</text:span></text:p>
        </text:list-item>
        <text:list-item>
          <text:p text:style-name="P70">supports only <text:span text:style-name="T47">d</text:span>ocx to HTML from the <text:span text:style-name="T47">Microsoft </text:span>Office Suite, <text:span text:style-name="T58">will not work on doc or rtf files;</text:span></text:p>
        </text:list-item>
        <text:list-item>
          <text:p text:style-name="P70"><text:span text:style-name="T48">we were </text:span>unable to <text:span text:style-name="T48">use it on d</text:span>ocx file<text:span text:style-name="T48">s converted from other formats using LibreOffice. Because it doesn’t support doc or rtf, we tried to convert them with LibreOffice before passing them to pandoc, but they were not recognised as viable documents.</text:span></text:p>
          <text:p text:style-name="P71"/>
        </text:list-item>
      </text:list>
      <text:p text:style-name="P24">fastText</text:p>
      <text:list xml:id="list53903693717200" text:continue-numbering="true" text:style-name="L15">
        <text:list-item>
          <text:p text:style-name="P72">it’s able to suggest language by giving it just a few words. <text:span text:style-name="T73">Recognises 176 languages. </text:span>Could be used very well on detecting language of each paragraph instead of the entire document;</text:p>
        </text:list-item>
        <text:list-item>
          <text:p text:style-name="P92">very accurate if given text is longer, not just a few words.</text:p>
          <text:p text:style-name="P100"/>
        </text:list-item>
      </text:list>
      <text:p text:style-name="P21">Poppler <text:span text:style-name="T70">(poppler-tools)</text:span></text:p>
      <text:list xml:id="list3774411831" text:style-name="L16">
        <text:list-item>
          <text:p text:style-name="P73">convert pdf files to HTML documents that we can then modify</text:p>
        </text:list-item>
        <text:list-item>
          <text:p text:style-name="P61">doesn't work with scanned documents, <text:span text:style-name="T58">these will have to pass through </text:span><text:span text:style-name="T71">pdfimages</text:span><text:span text:style-name="T58"> to extract images or</text:span></text:p>
        </text:list-item>
        <text:list-item>
          <text:p text:style-name="P107"><text:soft-page-break/><text:span text:style-name="T32">use </text:span><text:span text:style-name="T34">pdftoppm</text:span><text:span text:style-name="T29"> </text:span><text:span text:style-name="T32">(as part of poppler tools) to </text:span><text:span text:style-name="T30">extract images from pdf </text:span><text:span text:style-name="T32">files</text:span><text:span text:style-name="T30">. </text:span><text:span text:style-name="T33">Add modifier “-gray” to</text:span><text:span text:style-name="T31"> grayscale image</text:span><text:span text:style-name="T32">s</text:span><text:span text:style-name="T31"> while extracting </text:span><text:span text:style-name="T32">so no need to add more tools in the chain for this purpose.</text:span></text:p>
          <text:p text:style-name="P62"/>
        </text:list-item>
      </text:list>
      <text:p text:style-name="P23">deskew</text:p>
      <text:list xml:id="list1892336068" text:style-name="L17">
        <text:list-item>
          <text:p text:style-name="P93">used for adjusting angles of images after improper scan;</text:p>
        </text:list-item>
        <text:list-item>
          <text:p text:style-name="P99"><text:span text:style-name="T45">it requires the angle for adjustment, which we can only provide with user interaction, </text:span><text:span text:style-name="T46">so it’s not very good as part of the tool chain without a way to detect the angle to skew the image by.</text:span></text:p>
          <text:p text:style-name="P93"/>
        </text:list-item>
      </text:list>
      <text:p text:style-name="P25">unpaper</text:p>
      <text:list xml:id="list1520650500" text:style-name="L18">
        <text:list-item>
          <text:p text:style-name="P74">used for enhancing scanned documents before converting them to pdf;</text:p>
        </text:list-item>
        <text:list-item>
          <text:p text:style-name="P74">enhance<text:span text:style-name="T48">d</text:span> image<text:span text:style-name="T48">s</text:span> can be use<text:span text:style-name="T48">d </text:span>after<text:span text:style-name="T48">wards</text:span> for <text:span text:style-name="T62">ocr with tesseract;</text:span> </text:p>
        </text:list-item>
        <text:list-item>
          <text:p text:style-name="P94">auto-applies deskew <text:span text:style-name="T48">with the right angle, so saves us the need to use deskew.</text:span></text:p>
          <text:p text:style-name="P101"/>
        </text:list-item>
      </text:list>
      <text:p text:style-name="P22">tesseract</text:p>
      <text:list xml:id="list3863767559" text:style-name="L19">
        <text:list-item>
          <text:p text:style-name="P75"><text:span text:style-name="T59">once images are extracted from </text:span>pdf<text:span text:style-name="T49">s, it can be used to extract te</text:span>xt from high-quality images;</text:p>
        </text:list-item>
        <text:list-item>
          <text:p text:style-name="P67">requires the text language, default is English if not provided;</text:p>
        </text:list-item>
        <text:list-item>
          <text:p text:style-name="P76"><text:span text:style-name="T60">messes up words if the image input has graphic</text:span><text:span text:style-name="T61">al</text:span><text:span text:style-name="T60"> elements or the </text:span><text:span text:style-name="T61">specified/implied </text:span><text:span text:style-name="T60">input language is incorrect;</text:span></text:p>
        </text:list-item>
        <text:list-item>
          <text:p text:style-name="P95">we got very good results with clear text images. It has issues with text lines overlapping, e.g “p” from a row going over a “t” from the line below.</text:p>
        </text:list-item>
        <text:list-item>
          <text:p text:style-name="P96">none of the tools presented for ocr can detect if text in an image should be rotated. Perhaps the best solution is to rotate sequentially at 0,90,180,270 degrees and check the output until we get something that’s not gibberish.</text:p>
          <text:p text:style-name="P102"/>
        </text:list-item>
      </text:list>
      <text:p text:style-name="P103">ImageMagick</text:p>
      <text:list xml:id="list3711953326" text:style-name="L20">
        <text:list-item>
          <text:p text:style-name="P77">with convert command we could use it to take images from pdfs, but not as fast nor the same quality as with poppler tools;</text:p>
        </text:list-item>
        <text:list-item>
          <text:p text:style-name="P78"><text:span text:style-name="T49">can be used for</text:span> gr<text:span text:style-name="T49">a</text:span>yscal<text:span text:style-name="T50">ing</text:span> image<text:span text:style-name="T50">s for improved OCR results;</text:span></text:p>
        </text:list-item>
        <text:list-item>
          <text:p text:style-name="P79">can be used to lossless convert images;</text:p>
        </text:list-item>
        <text:list-item>
          <text:p text:style-name="P97">it can be used for scaling images down, but this is not useful for OCR, the better quality, the better the results;</text:p>
        </text:list-item>
        <text:list-item>
          <text:p text:style-name="P98">not needed in toolchain, but can be kept as alternative if something doesn’t go well with other tools.</text:p>
          <text:p text:style-name="P104"/>
        </text:list-item>
      </text:list>
      <text:p text:style-name="P20">OpenCV</text:p>
      <text:list xml:id="list4069553072" text:style-name="L21">
        <text:list-item>
          <text:p text:style-name="P68">mainly used for recognising objects in images. Not very useful for extracting text, <text:span text:style-name="T62">we couldn’t find it suitable in this toolchain.</text:span></text:p>
        </text:list-item>
      </text:list>
      <text:p text:style-name="P26"/>
      <text:p text:style-name="P20">MAT2</text:p>
      <text:list xml:id="list828258303" text:style-name="L22">
        <text:list-item>
          <text:p text:style-name="P81">successfully removes the metadata from a wide range of file formats;</text:p>
        </text:list-item>
        <text:list-item>
          <text:p text:style-name="P81"><text:soft-page-break/><text:span text:style-name="T50">we </text:span>got some warnings <text:span text:style-name="T50">when working with </text:span>converted documents <text:span text:style-name="T50">(e.g rtf to doc, doc to docx)</text:span>, but the final result was good, <text:span text:style-name="T50">it was able to remove metadata.</text:span></text:p>
        </text:list-item>
      </text:list>
      <text:p text:style-name="P26"/>
      <text:p text:style-name="P20">Exiftool</text:p>
      <text:list xml:id="list3355102755" text:style-name="L23">
        <text:list-item>
          <text:p text:style-name="P82">reads the metadata from a wide range of file formats;</text:p>
        </text:list-item>
        <text:list-item>
          <text:p text:style-name="P82"><text:span text:style-name="T50">we can </text:span>use <text:span text:style-name="T50">it</text:span> to check if the privacy <text:span text:style-name="T50">meta</text:span>data <text:span text:style-name="T50">was indeed </text:span>wiped <text:span text:style-name="T50">after using MAT2, could prove useful on initial tests, then just keep MAT2 in the toolchain;</text:span></text:p>
        </text:list-item>
        <text:list-item>
          <text:p text:style-name="P82">removes well the privacy meta only from images, <text:span text:style-name="T63">but we got MAT2 to handle text documents as well, no need to use Exiftool for this.</text:span></text:p>
        </text:list-item>
        <text:list-item>
          <text:p text:style-name="P83">there is no metadata to say what Language a document is written in, <text:span text:style-name="T63">so we can’t use it for Language detection.</text:span></text:p>
        </text:list-item>
      </text:list>
      <text:p text:style-name="P26"/>
      <text:p text:style-name="P20">Typefont</text:p>
      <text:list xml:id="list753615851" text:style-name="L24">
        <text:list-item>
          <text:p text:style-name="P84">tested with short, simple text using these very usual fonts that are declared supported:</text:p>
          <text:list>
            <text:list-item>
              <text:p text:style-name="P84">"Aldrich Regular" - failed to detect</text:p>
            </text:list-item>
            <text:list-item>
              <text:p text:style-name="P84">"Raleway Regular" - worked</text:p>
            </text:list-item>
            <text:list-item>
              <text:p text:style-name="P84">"Roboto Regular" - failed to detect</text:p>
            </text:list-item>
            <text:list-item>
              <text:p text:style-name="P84">"Lora Regular" - failed to detect</text:p>
            </text:list-item>
          </text:list>
        </text:list-item>
      </text:list>
      <text:p text:style-name="P19"/>
      <text:p text:style-name="P19">Tests were run with different font sizes and on plain white background. It seems it's not the right candidate, <text:span text:style-name="T64">not reliable at all. </text:span></text:p>
      <text:list xml:id="list2042143439" text:style-name="L25">
        <text:list-item>
          <text:p text:style-name="P85">98% accuracy can be achieved with a trained neuronal network.</text:p>
        </text:list-item>
      </text:list>
      <text:p text:style-name="P26"/>
      <text:p text:style-name="P20">sift</text:p>
      <text:list xml:id="list2996999876" text:style-name="L26">
        <text:list-item>
          <text:p text:style-name="P86">able to find a pattern in a lot of documents and return filename, line number and the whole line;</text:p>
        </text:list-item>
        <text:list-item>
          <text:p text:style-name="P86">works well using simple/complex regex patterns.</text:p>
        </text:list-item>
      </text:list>
      <text:p text:style-name="P26"/>
      <text:p text:style-name="P20">ripgrep</text:p>
      <text:list xml:id="list2357667519" text:style-name="L27">
        <text:list-item>
          <text:p text:style-name="P87">the faster alternative of grep;</text:p>
        </text:list-item>
        <text:list-item>
          <text:p text:style-name="P87">used to search very fast in a directory using a regex pattern;</text:p>
        </text:list-item>
        <text:list-item>
          <text:p text:style-name="P80">not sure <text:span text:style-name="T51">if faster than sift, we can keep it in the list as an alternative.</text:span></text:p>
        </text:list-item>
      </text:list>
      <text:p text:style-name="P26"/>
      <text:p text:style-name="P20">facebook/duckling</text:p>
      <text:list xml:id="list3375826010" text:style-name="L28">
        <text:list-item>
          <text:p text:style-name="P88"><text:span text:style-name="T51">w</text:span>orks well with patterns already defined <text:span text:style-name="T51">by the community;</text:span></text:p>
        </text:list-item>
        <text:list-item>
          <text:p text:style-name="P89">all patterns are language-specific, and it requires a language parameter so it can be used;</text:p>
        </text:list-item>
        <text:list-item>
          <text:p text:style-name="P90">it won’t be easy extending the library, writing new rules will require a developer;</text:p>
        </text:list-item>
        <text:list-item>
          <text:p text:style-name="P91">it’s written in <text:span text:style-name="T65">haskell</text:span>, which is not a very popular programming language.</text:p>
        </text:list-item>
      </text:list>
      <text:p text:style-name="P19"/>
      <text:p text:style-name="P27"/>
      <text:p text:style-name="P14">Best OCR results were observed with these steps:</text:p>
      <text:p text:style-name="P13"/>
      <text:p text:style-name="P13"><text:soft-page-break/>Took photos with a phone and made them pdf pdf created from phone taken photos of documents Romanian or English. <text:s/>Used difficult documents such as written on two columns per page, chemical composition contents, different font size, including fine print/footnotes, including white text on dark background shades.</text:p>
      <text:p text:style-name="P13"/>
      <text:p text:style-name="P13">- extracted image from pdf using pdftoppm (poppler-utils) .pgm using the "-gray" option to remove colour</text:p>
      <text:p text:style-name="P13">- used "unpaper -dn left .pgm .pgm" (to remove deviation)</text:p>
      <text:p text:style-name="P13">- tesseract get text with no language given</text:p>
      <text:p text:style-name="P13">- <text:span text:style-name="T72">remove new lines delimters (\r\n etc)</text:span></text:p>
      <text:p text:style-name="P13">- ran fas<text:span text:style-name="T72">t</text:span>text to identify the language on resulting text</text:p>
      <text:p text:style-name="P13">- ran tessaract once more with the original text this time providing the language <text:span text:style-name="T73">code </text:span>detected <text:span text:style-name="T73">by fasttext </text:span>as parameter</text:p>
      <text:p text:style-name="P13"/>
      <text:p text:style-name="P13">We got very good results, but unfortunately not 100% accurate. Some letters or entire words were missing from the resulting text. This behaviour was observed even with good quality scans. We checked the extracted images and noticed the quality was very good, so this was removed as a possible culprit, so tesseract is to blame. Issue was observed for both Romanian and English texts.</text:p>
      <text:p text:style-name="P12"/>
      <text:p text:style-name="P12"/>
      <text:p text:style-name="P12"/>
      <text:p text:style-name="P12"/>
      <text:p text:style-name="P12"/>
      <text:p text:style-name="P12"/>
      <text:p text:style-name="P8"/>
      <text:p text:style-name="P16">Criteria for test documents and testing process</text:p>
      <text:list xml:id="list270303317" text:style-name="L29">
        <text:list-item>
          <text:p text:style-name="P111"><text:span text:style-name="T15">Depending on the search and displace operations we need to make sure that the test documents contain at least some text that fits the operation and text that might break the operation</text:span> </text:p>
        </text:list-item>
      </text:list>
      <text:list xml:id="list958085512" text:style-name="L30">
        <text:list-item>
          <text:p text:style-name="P112">Each operation would need to define the before and after requirements in test documents</text:p>
        </text:list-item>
        <text:list-item>
          <text:p text:style-name="P113">Documents in test suite need to be complete pairs i.e. docs in the “before” state and the desired “after” state - QA process is to diff the docs at MD stage (checks tags and tag operations have completed successfully) and visually at the final output stage.</text:p>
          <text:p text:style-name="P114">We’ll need:</text:p>
        </text:list-item>
        <text:list-item>
          <text:p text:style-name="P115"><text:span text:style-name="T2">some documents at least in </text:span><text:span text:style-name="T11">doc, docx, odt, odf </text:span><text:span text:style-name="T10">and</text:span><text:span text:style-name="T11"> pdf </text:span><text:span text:style-name="T10">formats</text:span></text:p>
        </text:list-item>
        <text:list-item>
          <text:p text:style-name="P116">in each format at least some documents with images inside of each of the format we aim to support, either containing text or not - <text:span text:style-name="T38">first stage will only copy the images <text:s/>to output ignoring their content, second stage would run ocr and extract text and font from them.</text:span></text:p>
        </text:list-item>
        <text:list-item>
          <text:p text:style-name="P117"><text:span text:style-name="T13">For second stage, OCR, </text:span><text:span text:style-name="T9">in each format at least some documents with images that contain text</text:span></text:p>
        </text:list-item>
      </text:list>
      <text:p text:style-name="P11"/>
      <text:p text:style-name="P7">Sources for test documents</text:p>
      <text:list xml:id="list2812837821" text:style-name="L31">
        <text:list-item>
          <text:p text:style-name="P52">Group of contracts provided by Moorcrofts</text:p>
        </text:list-item>
        <text:list-item>
          <text:p text:style-name="P52">Wikipedia</text:p>
        </text:list-item>
        <text:list-item>
          <text:p text:style-name="P52">Google AI training repositories</text:p>
        </text:list-item>
        <text:list-item>
          <text:p text:style-name="P52">Create lorem ipsum documents for each procedure at development stage of each new searchanddisplace operation, but these should not be relied upon for real-world examples.</text:p>
        </text:list-item>
        <text:list-item>
          <text:p text:style-name="P52">For training font detection AI module images should be generated from the fonts we want to suppor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1" svg:font-family="Helvetica"/>
    <style:font-face style:name="Helvetica" svg:font-family="Helvetica, Arial, sans-serif"/>
    <style:font-face style:name="Lucida Sans2" svg:font-family="'Lucida Sans'"/>
    <style:font-face style:name="SimSun1" svg:font-family="SimSu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5T11:15:19.631000000</meta:creation-date>
    <meta:generator>LibreOffice/7.0.3.1$Linux_X86_64 LibreOffice_project/00$Build-1</meta:generator>
    <dc:date>2020-12-30T05:39:02.977142951</dc:date>
    <meta:editing-duration>PT4H38M27S</meta:editing-duration>
    <meta:editing-cycles>44</meta:editing-cycles>
    <meta:document-statistic meta:table-count="0" meta:image-count="0" meta:object-count="0" meta:page-count="8" meta:paragraph-count="161" meta:word-count="2277" meta:character-count="13544" meta:non-whitespace-character-count="11515"/>
  </office:meta>
</office:document-meta>
</file>